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Calibri" style:font-family-asian="Calibri" style:font-family-complex="Calibri" fo:background-color="transparent" style:use-window-font-color="true"/>
    </style:style>
    <style:style style:name="T2" style:family="text">
      <style:text-properties fo:font-size="20.00pt" fo:font-weight="normal" fo:font-family="Calibri" style:font-family-asian="Calibri" style:font-family-complex="Calibri" fo:background-color="transparent" style:use-window-font-color="true"/>
    </style:style>
    <style:style style:name="T3" style:family="text">
      <style:text-properties fo:font-size="20.00pt" fo:font-weight="normal" fo:font-family="'Segoe UI Symbol'" style:font-family-asian="'Segoe UI Symbol'" style:font-family-complex="'Segoe UI Symbol'" fo:background-color="transparent" style:use-window-font-color="true"/>
    </style:style>
    <style:style style:name="T4" style:family="text">
      <style:text-properties fo:font-size="20.00pt" fo:font-weight="normal" fo:font-family="Calibri" style:font-family-asian="Calibri" style:font-family-complex="Calibri" fo:background-color="transparent" style:use-window-font-color="true"/>
    </style:style>
    <style:style style:name="T5" style:family="text">
      <style:text-properties fo:font-size="20.00pt" fo:font-weight="normal" fo:font-family="Calibri" style:font-family-asian="Calibri" style:font-family-complex="Calibri" fo:background-color="transparent" style:use-window-font-color="true"/>
    </style:style>
    <style:style style:name="T6" style:family="text">
      <style:text-properties fo:font-size="20.00pt" fo:font-weight="normal" fo:font-family="Calibri" style:font-family-asian="Calibri" style:font-family-complex="Calibri" fo:background-color="transparent" style:use-window-font-color="true"/>
    </style:style>
    <style:style style:name="T7" style:family="text">
      <style:text-properties fo:font-size="20.00pt" fo:font-weight="normal" fo:font-family="Calibri" style:font-family-asian="Calibri" style:font-family-complex="Calibri" fo:background-color="transparent" fo:color="#004dbb"/>
    </style:style>
    <style:style style:name="T8" style:family="text">
      <style:text-properties fo:font-size="20.00pt" fo:font-weight="normal" fo:font-family="Calibri" style:font-family-asian="Calibri" style:font-family-complex="Calibri" fo:background-color="transparent" style:use-window-font-color="true"/>
    </style:style>
    <style:style style:name="T9" style:family="text">
      <style:text-properties fo:font-size="20.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What is a database?**<text:s text:c="2"/></text:span></text:p>
      <text:p text:style-name="P1"><text:span text:style-name="T1"/></text:p>
      <text:p text:style-name="P1"><text:span text:style-name="T1">A **database** ek digital system hai jo data ko store, organize, aur manage karta hai taki usko easily access aur update kiya ja sake. Yeh ek tarah ka computerized record-keeping system hota hai jo different types ki information ko efficiently handle karta hai.<text:s text:c="2"/></text:span></text:p>
      <text:p text:style-name="P1"><text:span text:style-name="T1"/></text:p>
      <text:p text:style-name="P1"><text:span text:style-name="T1">### **Why is a database useful?**<text:s text:c="2"/></text:span></text:p>
      <text:p text:style-name="P1"><text:span text:style-name="T1">- **Data storage**<text:s/></text:span><text:span text:style-name="T2">– Information safe aur organized rehti hai.<text:s text:c="2"/></text:span></text:p>
      <text:p text:style-name="P1"><text:span text:style-name="T2">- **Fast access** – Zaroori data ko jaldi search aur retrieve kiya ja sakta hai.<text:s text:c="2"/></text:span></text:p>
      <text:p text:style-name="P1"><text:span text:style-name="T2">- **Easy management** – Data ko modify, delete aur update karna simple hota hai.<text:s text:c="2"/></text:span></text:p>
      <text:p text:style-name="P1"><text:span text:style-name="T2">- **Security** – Important information secure rehti hai, sirf authorized users access kar sakte hain.<text:s text:c="2"/></text:span></text:p>
      <text:p text:style-name="P1"><text:span text:style-name="T2"/></text:p>
      <text:p text:style-name="P1"><text:span text:style-name="T2">### **Types of Databases:**<text:s text:c="2"/></text:span></text:p>
      <text:p text:style-name="P1"><text:span text:style-name="T2">1. **Relational Database (SQL)** – Structured format mein tables ke form mein data store hota hai. *(Example: MySQL, PostgreSQL, SQLite)*<text:s text:c="2"/></text:span></text:p>
      <text:p text:style-name="P1"><text:span text:style-name="T2">2. **NoSQL Database** – Flexible aur schema-free hote hain, mostly big data aur real-time applications ke liye use hote hain. *(Example: MongoDB, Firebase)*<text:s text:c="2"/></text:span></text:p>
      <text:p text:style-name="P1"><text:span text:style-name="T2">3. **Cloud Database** – Online hosted hote hain jo internet se access kiye ja sakte hain. *(Example: Google Cloud Firestore, AWS RDS)*<text:s text:c="2"/></text:span></text:p>
      <text:p text:style-name="P1"><text:span text:style-name="T2">4. **Graph Database** – Nodes aur relationships ke form mein data store hota hai, jo complex connections handle karne ke liye useful hota hai. *(Example: Neo4j)*<text:s text:c="2"/></text:span></text:p>
      <text:p text:style-name="P1"><text:span text:style-name="T2">5. **In-Memory Database** – Super-fast storage jo RAM mein data rakhta hai, mostly real-time processing ke liye use hota hai. *(Example: Redis)*<text:s text:c="2"/></text:span></text:p>
      <text:p text:style-name="P1"><text:span text:style-name="T2"/></text:p>
      <text:p text:style-name="P1"><text:span text:style-name="T2">### **What is DBMS?**<text:s text:c="2"/></text:span></text:p>
      <text:p text:style-name="P1"><text:span text:style-name="T2">A **Database Management System (DBMS)** ek software hai jo databases ko create, manage, aur control karne ke liye use hota hai. Yeh users ko data store, retrieve, update, aur delete karne ki facility deta hai.<text:s text:c="2"/></text:span></text:p>
      <text:p text:style-name="P1"><text:span text:style-name="T2"/></text:p>
      <text:p text:style-name="P1"><text:span text:style-name="T3">🔹</text:span><text:span text:style-name="T4"><text:s/>**Examples**: MySQL, PostgreSQL, MongoDB, Oracle<text:s text:c="2"/></text:span></text:p>
      <text:p text:style-name="P1"><text:span text:style-name="T4"/></text:p>
      <text:p text:style-name="P1"><text:span text:style-name="T4">### **DBMS vs File System**<text:s text:c="2"/></text:span></text:p>
      <text:p text:style-name="P1"><text:span text:style-name="T4"/></text:p>
      <text:p text:style-name="P1"><text:span text:style-name="T4">| Feature<text:s text:c="9"/>| DBMS<text:s text:c="2"/>| File System<text:s text:c="2"/>|</text:span></text:p>
      <text:p text:style-name="P1"><text:span text:style-name="T4">|---------------|--------|------------|</text:span></text:p>
      <text:p text:style-name="P1"><text:span text:style-name="T4">| **Data Organization** | Structured (Tables, Relations) | Unstructured (Files, Folders) |</text:span></text:p>
      <text:p text:style-name="P1"><text:span text:style-name="T4">| **Data Security** | High (Access Control) | Low (Limited Security) |</text:span></text:p>
      <text:p text:style-name="P1"><text:span text:style-name="T4">| **Data Integrity** | Maintained (Constraints) | No built-in integrity check |</text:span></text:p>
      <text:p text:style-name="P1"><text:span text:style-name="T4">| **Data Redundancy** | Reduced (Normalization) | High (Duplicate Files) |</text:span></text:p>
      <text:p text:style-name="P1"><text:span text:style-name="T4">| **Data Access** | Fast (Queries) | Slow (Manual Search) |</text:span></text:p>
      <text:p text:style-name="P1"><text:span text:style-name="T4">| **Multi-User Support** | Yes | Limited |</text:span></text:p>
      <text:p text:style-name="P1"><text:span text:style-name="T4"/></text:p>
      <text:p text:style-name="P1"><text:span text:style-name="T4">### **Main Difference**<text:s text:c="2"/></text:span></text:p>
      <text:p text:style-name="P1"><text:span text:style-name="T4">File system sirf data store karta hai, jabki **DBMS data ko organize, secure, aur efficiently manage karta hai**.</text:span></text:p>
      <text:p text:style-name="P1"><text:span text:style-name="T4"/></text:p>
      <text:p text:style-name="P1"><text:span text:style-name="T4">**DBMS (Database Management System)** ke use karne ke kai **advantages** hain:</text:span></text:p>
      <text:p text:style-name="P1"><text:span text:style-name="T4"/></text:p>
      <text:p text:style-name="P1"><text:span text:style-name="T4">### 1. **Data Redundancy Control**<text:s text:c="2"/></text:span></text:p>
      <text:p text:style-name="P1"><text:span text:style-name="T4">DBMS me data ko organize karke redundancy ko minimize kiya jata hai, yani ek hi data ka duplicate version nahi hota.</text:span></text:p>
      <text:p text:style-name="P1"><text:span text:style-name="T4"/></text:p>
      <text:p text:style-name="P1"><text:span text:style-name="T4">### 2. **Data Integrity**<text:s text:c="2"/></text:span></text:p>
      <text:p text:style-name="P1"><text:span text:style-name="T4">DBMS me **data consistency** aur accuracy maintain hoti hai, kyunki constraints aur rules lagaye jaate hain.</text:span></text:p>
      <text:p text:style-name="P1"><text:span text:style-name="T4"/></text:p>
      <text:p text:style-name="P1"><text:span text:style-name="T4">### 3. **Data Security**<text:s text:c="2"/></text:span></text:p>
      <text:p text:style-name="P1"><text:span text:style-name="T4">DBMS me authorized users ko access diya jaata hai aur sensitive data ko protect karne ke liye encryption aur authentication features hote hain.</text:span></text:p>
      <text:p text:style-name="P1"><text:span text:style-name="T4"/></text:p>
      <text:p text:style-name="P1"><text:span text:style-name="T4">### 4. **Easy Data Access**<text:s text:c="2"/></text:span></text:p>
      <text:p text:style-name="P1"><text:span text:style-name="T4">DBMS me **structured queries (SQL)** ke through data ko easily search, retrieve, aur update kiya ja sakta hai.</text:span></text:p>
      <text:p text:style-name="P1"><text:span text:style-name="T4"/></text:p>
      <text:p text:style-name="P1"><text:span text:style-name="T4">### 5. **Multi-User Support**<text:s text:c="2"/></text:span></text:p>
      <text:p text:style-name="P1"><text:span text:style-name="T4">DBMS multiple users ko ek saath data access karne ka option deta hai without affecting the performance.</text:span></text:p>
      <text:p text:style-name="P1"><text:span text:style-name="T4"/></text:p>
      <text:p text:style-name="P1"><text:span text:style-name="T4">### 6. **Backup &amp; Recovery**<text:s text:c="2"/></text:span></text:p>
      <text:p text:style-name="P1"><text:span text:style-name="T4">Agar data loss hota hai toh DBMS me automatic backup aur recovery features hote hain, jisse data safe rehta hai.</text:span></text:p>
      <text:p text:style-name="P1"><text:span text:style-name="T4"/></text:p>
      <text:p text:style-name="P1"><text:span text:style-name="T4">### 7. **Data Independence**<text:s text:c="2"/></text:span></text:p>
      <text:p text:style-name="P1"><text:span text:style-name="T4">DBMS me data aur applications ke beech independence hoti hai, yani data ko change kiya ja sakta hai bina application code ko modify kiye.</text:span></text:p>
      <text:p text:style-name="P1"><text:span text:style-name="T4"/></text:p>
      <text:p text:style-name="P1"><text:span text:style-name="T4">### 8. **Efficient Data Management**<text:s text:c="2"/></text:span></text:p>
      <text:p text:style-name="P1"><text:span text:style-name="T4">DBMS large amounts of data ko efficiently manage karne ki capacity rakhta hai, jisse data retrieval fast aur easy hota hai.</text:span></text:p>
      <text:p text:style-name="P1"><text:span text:style-name="T4"/></text:p>
      <text:p text:style-name="P1"><text:span text:style-name="T4">In short, **DBMS** helps in **data organization**, **security**, **accessibility**, aur **efficiency**, making it essential for businesses and applications.</text:span></text:p>
      <text:p text:style-name="P1"><text:span text:style-name="T4"/></text:p>
      <text:p text:style-name="P1"><text:span text:style-name="T4">**7. Data Independence**<text:s text:c="2"/></text:span></text:p>
      <text:p text:style-name="P1"><text:span text:style-name="T4">**DBMS** me **data aur application** ke beech independence hoti hai, yani data ko change kiya ja sakta hai bina application code ko modify kiye.</text:span></text:p>
      <text:p text:style-name="P1"><text:span text:style-name="T4"/></text:p>
      <text:p text:style-name="P1"><text:span text:style-name="T4">### **How?**<text:s text:c="2"/></text:span></text:p>
      <text:p text:style-name="P1"><text:span text:style-name="T4">- **Physical Data Independence**: Data ko physically store karne ki method ko change kiya jaa sakta hai bina application ko affect kiye.<text:s text:c="2"/></text:span></text:p>
      <text:p text:style-name="P1"><text:span text:style-name="T4">- **Logical Data Independence**: Data structure ko change kiya jaa sakta hai (jaise columns ya tables modify karna), bina application code ko touch kiye.</text:span></text:p>
      <text:p text:style-name="P1"><text:span text:style-name="T4"/></text:p>
      <text:p text:style-name="P1"><text:span text:style-name="T4">Isse, **DBMS** data aur application ke beech abstraction provide karta hai, jo flexibility aur efficiency badhata hai.</text:span></text:p>
      <text:p text:style-name="P1"><text:span text:style-name="T4"/></text:p>
      <text:p text:style-name="P1"><text:span text:style-name="T4">### **Types of Databases:**</text:span></text:p>
      <text:p text:style-name="P1"><text:span text:style-name="T4"/></text:p>
      <text:p text:style-name="P1"><text:span text:style-name="T4">1. **Relational Database (SQL)**<text:s text:c="2"/></text:span></text:p>
      <text:p text:style-name="P1"><text:span text:style-name="T4"><text:s text:c="3"/>- Data tables mein store hoti hai, aur **Structured Query Language (SQL)** ka use hota hai.<text:s text:c="2"/></text:span></text:p>
      <text:p text:style-name="P1"><text:span text:style-name="T4"><text:s text:c="3"/>- Example: **MySQL, PostgreSQL, Oracle**</text:span></text:p>
      <text:p text:style-name="P1"><text:span text:style-name="T4"/></text:p>
      <text:p text:style-name="P1"><text:span text:style-name="T4">2. **NoSQL Database**<text:s text:c="2"/></text:span></text:p>
      <text:p text:style-name="P1"><text:span text:style-name="T4"><text:s text:c="3"/>- Schema-free aur flexible hota hai, mostly large-scale data aur real-time applications ke liye.<text:s text:c="2"/></text:span></text:p>
      <text:p text:style-name="P1"><text:span text:style-name="T4"><text:s text:c="3"/>- Example: **MongoDB, Firebase**</text:span></text:p>
      <text:p text:style-name="P1"><text:span text:style-name="T4"/></text:p>
      <text:p text:style-name="P1"><text:span text:style-name="T4">3. **Cloud Database**<text:s text:c="2"/></text:span></text:p>
      <text:p text:style-name="P1"><text:span text:style-name="T4"><text:s text:c="3"/>- Online hosted hoti hai, jo internet se access ki ja sakti hai.<text:s text:c="2"/></text:span></text:p>
      <text:p text:style-name="P1"><text:span text:style-name="T4"><text:s text:c="3"/>- Example: **Google Cloud Firestore, AWS RDS**</text:span></text:p>
      <text:p text:style-name="P1"><text:span text:style-name="T4"/></text:p>
      <text:p text:style-name="P1"><text:span text:style-name="T4">4. **Graph Database**<text:s text:c="2"/></text:span></text:p>
      <text:p text:style-name="P1"><text:span text:style-name="T4"><text:s text:c="3"/>- Data ko nodes aur relationships ke form mein store kiya jata hai, jo complex connections ko handle karta hai.<text:s text:c="2"/></text:span></text:p>
      <text:p text:style-name="P1"><text:span text:style-name="T4"><text:s text:c="3"/>- Example: **Neo4j**</text:span></text:p>
      <text:p text:style-name="P1"><text:span text:style-name="T4"/></text:p>
      <text:p text:style-name="P1"><text:span text:style-name="T4">5. **In-Memory Database**<text:s text:c="2"/></text:span></text:p>
      <text:p text:style-name="P1"><text:span text:style-name="T4"><text:s text:c="3"/>- Data ko RAM mein store karta hai, jo super-fast access provide karta hai.<text:s text:c="2"/></text:span></text:p>
      <text:p text:style-name="P1"><text:span text:style-name="T4"><text:s text:c="3"/>- Example: **Redis**</text:span></text:p>
      <text:p text:style-name="P1"><text:span text:style-name="T4"/></text:p>
      <text:p text:style-name="P1"><text:span text:style-name="T4">6. **Object-Oriented Database**<text:s text:c="2"/></text:span></text:p>
      <text:p text:style-name="P1"><text:span text:style-name="T4"><text:s text:c="3"/>- Data ko objects ki form mein store kiya jata hai, jo object-oriented programming languages se closely related hota hai.<text:s text:c="2"/></text:span></text:p>
      <text:p text:style-name="P1"><text:span text:style-name="T4"><text:s text:c="3"/>- Example: **ObjectDB**</text:span></text:p>
      <text:p text:style-name="P1"><text:span text:style-name="T4"/></text:p>
      <text:p text:style-name="P1"><text:span text:style-name="T4">Each type has its own use case depending on the data requirements and application needs.</text:span></text:p>
      <text:p text:style-name="P1"><text:span text:style-name="T4"/></text:p>
      <text:p text:style-name="P1"><text:span text:style-name="T4">A **relational database** ek type ka database hota hai jo **tables** (ya relations) mein data ko store karta hai. Har table rows aur columns se bana hota hai, jahan rows ko **records** aur columns ko **fields** kaha jata hai.</text:span></text:p>
      <text:p text:style-name="P1"><text:span text:style-name="T4"/></text:p>
      <text:p text:style-name="P1"><text:span text:style-name="T4">### **Key Features of a Relational Database:**</text:span></text:p>
      <text:p text:style-name="P1"><text:span text:style-name="T4">1. **Tables**<text:s/></text:span><text:span text:style-name="T5">– Data ko structured format mein tables mein store kiya jata hai.</text:span></text:p>
      <text:p text:style-name="P1"><text:span text:style-name="T5">2. **Primary Key** – Har record ko uniquely identify karne ke liye ek primary key hoti hai.</text:span></text:p>
      <text:p text:style-name="P1"><text:span text:style-name="T5">3. **Foreign Key** – Tables ke beech relationships establish karne ke liye foreign keys use hoti hain.</text:span></text:p>
      <text:p text:style-name="P1"><text:span text:style-name="T5">4. **SQL** – Data ko manage karne ke liye **Structured Query Language (SQL)** ka use hota hai.</text:span></text:p>
      <text:p text:style-name="P1"><text:span text:style-name="T5">5. **Normalization** – Data redundancy ko reduce karne ke liye normalization techniques use ki jati hain.</text:span></text:p>
      <text:p text:style-name="P1"><text:span text:style-name="T5"/></text:p>
      <text:p text:style-name="P1"><text:span text:style-name="T5">### **Examples**:<text:s text:c="2"/></text:span></text:p>
      <text:p text:style-name="P1"><text:span text:style-name="T5">- **MySQL**</text:span></text:p>
      <text:p text:style-name="P1"><text:span text:style-name="T5">- **PostgreSQL**</text:span></text:p>
      <text:p text:style-name="P1"><text:span text:style-name="T5">- **Oracle**</text:span></text:p>
      <text:p text:style-name="P1"><text:span text:style-name="T5">**SQL (Structured Query Language)** ek standard programming language hai jo **relational databases** ko manage aur manipulate karne ke liye use hoti hai. Iska use data ko retrieve (select), insert, update, aur delete karne ke liye hota hai.</text:span></text:p>
      <text:p text:style-name="P1"><text:span text:style-name="T5"/></text:p>
      <text:p text:style-name="P1"><text:span text:style-name="T5">### **Key Features of SQL:**</text:span></text:p>
      <text:p text:style-name="P1"><text:span text:style-name="T5">1. **Data Retrieval** – SQL ka use data ko search aur retrieve karne ke liye hota hai.<text:s text:c="2"/></text:span></text:p>
      <text:p text:style-name="P1"><text:span text:style-name="T5"><text:s text:c="3"/>Example: `SELECT * FROM Students;`</text:span></text:p>
      <text:p text:style-name="P1"><text:span text:style-name="T5"><text:s text:c="3"/></text:span></text:p>
      <text:p text:style-name="P1"><text:span text:style-name="T5">2. **Data Insertion** – SQL ka use naye data ko insert karne ke liye hota hai.<text:s text:c="2"/></text:span></text:p>
      <text:p text:style-name="P1"><text:span text:style-name="T5"><text:s text:c="3"/>Example: `INSERT INTO Students (StudentID, Name, Age) VALUES (4, 'Sara Khan', 23);`</text:span></text:p>
      <text:p text:style-name="P1"><text:span text:style-name="T5"/></text:p>
      <text:p text:style-name="P1"><text:span text:style-name="T5">3. **Data Update** – SQL ka use existing data ko modify karne ke liye hota hai.<text:s text:c="2"/></text:span></text:p>
      <text:p text:style-name="P1"><text:span text:style-name="T5"><text:s text:c="3"/>Example: `UPDATE Students SET Age = 24 WHERE StudentID = 4;`</text:span></text:p>
      <text:p text:style-name="P1"><text:span text:style-name="T5"/></text:p>
      <text:p text:style-name="P1"><text:span text:style-name="T5">4. **Data Deletion** – SQL ka use data ko delete karne ke liye hota hai.<text:s text:c="2"/></text:span></text:p>
      <text:p text:style-name="P1"><text:span text:style-name="T5"><text:s text:c="3"/>Example: `DELETE FROM Students WHERE StudentID = 4;`</text:span></text:p>
      <text:p text:style-name="P1"><text:span text:style-name="T5"/></text:p>
      <text:p text:style-name="P1"><text:span text:style-name="T5">5. **Creating and Modifying Tables** – SQL ka use tables ko create aur modify karne ke liye bhi hota hai.<text:s text:c="2"/></text:span></text:p>
      <text:p text:style-name="P1"><text:span text:style-name="T5"><text:s text:c="3"/>Example: `CREATE TABLE Courses (CourseID INT, CourseName VARCHAR(100));`</text:span></text:p>
      <text:p text:style-name="P1"><text:span text:style-name="T5"/></text:p>
      <text:p text:style-name="P1"><text:span text:style-name="T5">### **Common SQL Commands:**</text:span></text:p>
      <text:p text:style-name="P1"><text:span text:style-name="T5">- `SELECT`: Data retrieve karna</text:span></text:p>
      <text:p text:style-name="P1"><text:span text:style-name="T5">- `INSERT`: Data insert karna</text:span></text:p>
      <text:p text:style-name="P1"><text:span text:style-name="T5">- `UPDATE`: Data update karna</text:span></text:p>
      <text:p text:style-name="P1"><text:span text:style-name="T5">- `DELETE`: Data delete karna</text:span></text:p>
      <text:p text:style-name="P1"><text:span text:style-name="T5">- `CREATE`: Table create karna</text:span></text:p>
      <text:p text:style-name="P1"><text:span text:style-name="T5">- `ALTER`: Table modify karna</text:span></text:p>
      <text:p text:style-name="P1"><text:span text:style-name="T5">- `DROP`: Table delete karna</text:span></text:p>
      <text:p text:style-name="P1"><text:span text:style-name="T5"/></text:p>
      <text:p text:style-name="P1"><text:span text:style-name="T5">SQL relational databases ke saath interaction ke liye ek essential tool hai.</text:span></text:p>
      <text:p text:style-name="P1"><text:span text:style-name="T5"/></text:p>
      <text:p text:style-name="P1"><text:span text:style-name="T5">### **DROP and ALTER in SQL:**</text:span></text:p>
      <text:p text:style-name="P1"><text:span text:style-name="T5"/></text:p>
      <text:p text:style-name="P1"><text:span text:style-name="T5">- **`ALTER`**: Table ko modify karne ke liye use hota hai. Aap columns add, modify, ya delete kar sakte ho.</text:span></text:p>
      <text:p text:style-name="P1"><text:span text:style-name="T5"><text:s text:c="2"/>- Example: `ALTER TABLE Students ADD Address VARCHAR(255);` (Add new column)</text:span></text:p>
      <text:p text:style-name="P1"><text:span text:style-name="T5"><text:s text:c="2"/></text:span></text:p>
      <text:p text:style-name="P1"><text:span text:style-name="T5">- **`DROP`**: Table ya column ko permanently delete karne ke liye use hota hai.</text:span></text:p>
      <text:p text:style-name="P1"><text:span text:style-name="T5"><text:s text:c="2"/>- Example: `DROP TABLE Students;` (Delete entire table)</text:span></text:p>
      <text:p text:style-name="P1"><text:span text:style-name="T5"/></text:p>
      <text:p text:style-name="P1"><text:span text:style-name="T5">---</text:span></text:p>
      <text:p text:style-name="P1"><text:span text:style-name="T5"/></text:p>
      <text:p text:style-name="P1"><text:span text:style-name="T5">### **`VARCHAR(100)`**:<text:s text:c="2"/></text:span></text:p>
      <text:p text:style-name="P1"><text:span text:style-name="T5">- **`VARCHAR`** ek data type hai jo text store karta hai.</text:span></text:p>
      <text:p text:style-name="P1"><text:span text:style-name="T5">- **`100`** ka matlab hai ki maximum **100 characters** tak ki text store ki ja sakti hai.</text:span></text:p>
      <text:p text:style-name="P1"><text:span text:style-name="T5"><text:s text:c="2"/>- Example: `VARCHAR(100)` means you can store a text of up to 100 characters.</text:span></text:p>
      <text:p text:style-name="P1"><text:span text:style-name="T5"/></text:p>
      <text:p text:style-name="P1"><text:span text:style-name="T5"/></text:p>
      <text:p text:style-name="P1"><text:span text:style-name="T5">**Entity-Relationship (ER) model**, ya **Entity-Relationship Diagram (ERD)**, ek visual representation hota hai database ki structure ka, jo dikhata hai ki alag-alag **entities** (objects ya concepts) kaise connected aur interact karte hain **relationships** ke through, symbols jaise rectangles, diamonds, aur connecting lines ka use karke.</text:span></text:p>
      <text:p text:style-name="P1"><text:span text:style-name="T5"/></text:p>
      <text:p text:style-name="P1"><text:span text:style-name="T5">### **Key Concepts of ER Model:**</text:span></text:p>
      <text:p text:style-name="P1"><text:span text:style-name="T5"/></text:p>
      <text:p text:style-name="P1"><text:span text:style-name="T5">1. **Entity**:<text:s text:c="2"/></text:span></text:p>
      <text:p text:style-name="P1"><text:span text:style-name="T5"><text:s text:c="3"/>- **Entity** kisi bhi object ya concept ko represent karta hai, jiska data database mein store hota hai.<text:s text:c="2"/></text:span></text:p>
      <text:p text:style-name="P1"><text:span text:style-name="T5"><text:s text:c="3"/>- Example: **Student**, **Employee**, **Course**</text:span></text:p>
      <text:p text:style-name="P1"><text:span text:style-name="T5"/></text:p>
      <text:p text:style-name="P1"><text:span text:style-name="T5">2. **Attribute**:<text:s text:c="2"/></text:span></text:p>
      <text:p text:style-name="P1"><text:span text:style-name="T5"><text:s text:c="3"/>- **Attribute** ek property ya characteristic hoti hai kisi entity ki.<text:s text:c="2"/></text:span></text:p>
      <text:p text:style-name="P1"><text:span text:style-name="T5"><text:s text:c="3"/>- Example: **Name**, **Age**, **Address** (for **Student**)</text:span></text:p>
      <text:p text:style-name="P1"><text:span text:style-name="T5"/></text:p>
      <text:p text:style-name="P1"><text:span text:style-name="T5">3. **Relationship**:<text:s text:c="2"/></text:span></text:p>
      <text:p text:style-name="P1"><text:span text:style-name="T5"><text:s text:c="3"/>- **Relationship** dikhata hai ki entities kaise ek dusre se related hoti hain.<text:s text:c="2"/></text:span></text:p>
      <text:p text:style-name="P1"><text:span text:style-name="T5"><text:s text:c="3"/>- Example: Ek **Student** ek **Course** mein enroll hota hai.</text:span></text:p>
      <text:p text:style-name="P1"><text:span text:style-name="T5"/></text:p>
      <text:p text:style-name="P1"><text:span text:style-name="T5">### **Types of Relationships:**</text:span></text:p>
      <text:p text:style-name="P1"><text:span text:style-name="T5">1. **One-to-One (1:1)**:<text:s text:c="2"/></text:span></text:p>
      <text:p text:style-name="P1"><text:span text:style-name="T5"><text:s text:c="3"/>- Ek entity dusre entity ke saath ek hi relation rakhti hai.<text:s text:c="2"/></text:span></text:p>
      <text:p text:style-name="P1"><text:span text:style-name="T5"><text:s text:c="3"/>- Example: Ek **Employee** ka ek hi **EmployeeID** hota hai.</text:span></text:p>
      <text:p text:style-name="P1"><text:span text:style-name="T5"/></text:p>
      <text:p text:style-name="P1"><text:span text:style-name="T5">2. **One-to-Many (1:N)**:<text:s text:c="2"/></text:span></text:p>
      <text:p text:style-name="P1"><text:span text:style-name="T5"><text:s text:c="3"/>- Ek entity ka multiple relations dusre entity ke saath hota hai.<text:s text:c="2"/></text:span></text:p>
      <text:p text:style-name="P1"><text:span text:style-name="T5"><text:s text:c="3"/>- Example: Ek **Department** ke andar kai **Employees** ho sakte hain.</text:span></text:p>
      <text:p text:style-name="P1"><text:span text:style-name="T5"/></text:p>
      <text:p text:style-name="P1"><text:span text:style-name="T5">3. **Many-to-Many (M:N)**:<text:s text:c="2"/></text:span></text:p>
      <text:p text:style-name="P1"><text:span text:style-name="T5"><text:s text:c="3"/>- Multiple entities ka relation multiple dusre entities ke saath hota hai.<text:s text:c="2"/></text:span></text:p>
      <text:p text:style-name="P1"><text:span text:style-name="T5"><text:s text:c="3"/>- Example: **Students** kai **Courses** mein enroll karte hain, aur **Courses** mein kai **Students** hote hain.</text:span></text:p>
      <text:p text:style-name="P1"><text:span text:style-name="T5"/></text:p>
      <text:p text:style-name="P1"><text:span text:style-name="T5">---</text:span></text:p>
      <text:p text:style-name="P1"><text:span text:style-name="T5"/></text:p>
      <text:p text:style-name="P1"><text:span text:style-name="T5">### **ER Diagram Example**:</text:span></text:p>
      <text:p text:style-name="P1"><text:span text:style-name="T5">- **Entities**: **Student**, **Course**</text:span></text:p>
      <text:p text:style-name="P1"><text:span text:style-name="T5">- **Attributes**: **Student** ka **Name**, **Age**; **Course** ka **CourseName**, **Credits**</text:span></text:p>
      <text:p text:style-name="P1"><text:span text:style-name="T5">- **Relationship**: **Student** **Course** mein enroll hota hai.</text:span></text:p>
      <text:p text:style-name="P1"><text:span text:style-name="T5"/></text:p>
      <text:p text:style-name="P1"><text:span text:style-name="T5">ER model help karta hai data ko visualize karne mein aur entities ke beech ke connections ko samajhne mein, jo database ko design aur organize karne mein asaan bana deta hai.</text:span></text:p>
      <text:p text:style-name="P1"><text:span text:style-name="T5"/></text:p>
      <text:p text:style-name="P1"><text:span text:style-name="T5">**Normalization** ek process hai jisme hum database ko organize karte hain taaki data redundancy (duplicate data) ko minimize kiya ja sake aur data consistency maintain ho. Iska purpose hota hai tables ko aise design karna ki unmein **anomalies** (insertion, deletion, aur update anomalies) na ho.</text:span></text:p>
      <text:p text:style-name="P1"><text:span text:style-name="T5"/></text:p>
      <text:p text:style-name="P1"><text:span text:style-name="T5">### **Why is Normalization Important?**</text:span></text:p>
      <text:p text:style-name="P1"><text:span text:style-name="T5">1. **Minimizes Data Redundancy**:<text:s text:c="2"/></text:span></text:p>
      <text:p text:style-name="P1"><text:span text:style-name="T5"><text:s text:c="3"/>Normalization duplicate data ko eliminate karta hai, jisse storage efficient hota hai aur data consistency maintain rehti hai.</text:span></text:p>
      <text:p text:style-name="P1"><text:span text:style-name="T5"/></text:p>
      <text:p text:style-name="P1"><text:span text:style-name="T5">2. **Improves Data Integrity**:<text:s text:c="2"/></text:span></text:p>
      <text:p text:style-name="P1"><text:span text:style-name="T5"><text:s text:c="3"/>Jab data redundant nahi hota, toh kisi bhi data ko update karne ya delete karne mein mistake hone ka chance kam ho jata hai.</text:span></text:p>
      <text:p text:style-name="P1"><text:span text:style-name="T5"/></text:p>
      <text:p text:style-name="P1"><text:span text:style-name="T5">3. **Avoids Anomalies**:<text:s text:c="2"/></text:span></text:p>
      <text:p text:style-name="P1"><text:span text:style-name="T5"><text:s text:c="3"/>Normalization insertion, deletion, aur update anomalies ko avoid karta hai. For example, agar ek record ko delete karte ho, toh related data bhi delete ho jata hai, jo unwanted ho sakta hai.</text:span></text:p>
      <text:p text:style-name="P1"><text:span text:style-name="T5"/></text:p>
      <text:p text:style-name="P1"><text:span text:style-name="T5">4. **Efficient Queries**:<text:s text:c="2"/></text:span></text:p>
      <text:p text:style-name="P1"><text:span text:style-name="T5"><text:s text:c="3"/>Normalized database mein queries run karna easy aur fast hota hai, kyunki data properly organized hota hai.</text:span></text:p>
      <text:p text:style-name="P1"><text:span text:style-name="T5"/></text:p>
      <text:p text:style-name="P1"><text:span text:style-name="T5">### **Normalization Process**:</text:span></text:p>
      <text:p text:style-name="P1"><text:span text:style-name="T5">Normalization typically multiple stages mein hota hai, jinhe **normal forms** (1NF, 2NF, 3NF, etc.) kehte hain:</text:span></text:p>
      <text:p text:style-name="P1"><text:span text:style-name="T5"/></text:p>
      <text:p text:style-name="P1"><text:span text:style-name="T5">1. **1st Normal Form (1NF)**:<text:s text:c="2"/></text:span></text:p>
      <text:p text:style-name="P1"><text:span text:style-name="T5"><text:s text:c="3"/>- **Atomic** banane ka matlab hai ki har column mein sirf ek value honi chahiye (no repeating groups). Yani, har cell mein indivisible (atomic) data hona chahiye.<text:s text:c="2"/></text:span></text:p>
      <text:p text:style-name="P1"><text:span text:style-name="T5"><text:s text:c="3"/>- Example: Agar ek column mein **multiple phone numbers** diye hain, toh usse split karke **alag-alag rows** mein rakhna hoga.</text:span></text:p>
      <text:p text:style-name="P1"><text:span text:style-name="T5"/></text:p>
      <text:p text:style-name="P1"><text:span text:style-name="T5">2. **2nd Normal Form (2NF)**:<text:s text:c="2"/></text:span></text:p>
      <text:p text:style-name="P1"><text:span text:style-name="T5"><text:s text:c="3"/>- **Partial Dependency** ka matlab hai ki non-key attributes **only part** of the primary key par depend na ho. Agar primary key **composite (multiple attributes)** hai, toh non-key attributes ko **complete primary key** par depend karna chahiye.<text:s text:c="2"/></text:span></text:p>
      <text:p text:style-name="P1"><text:span text:style-name="T5"><text:s text:c="3"/>- Example: Agar **StudentID** aur **CourseID** milke primary key banate hain, toh **StudentName** sirf **StudentID** par depend kar raha ho, yeh partial dependency hai. Isse remove karke **Student** ko alag table mein store karna hoga.</text:span></text:p>
      <text:p text:style-name="P1"><text:span text:style-name="T5"/></text:p>
      <text:p text:style-name="P1"><text:span text:style-name="T5">3. **3rd Normal Form (3NF)**:<text:s text:c="2"/></text:span></text:p>
      <text:p text:style-name="P1"><text:span text:style-name="T5"><text:s text:c="3"/>- **Transitive Dependency** ka matlab hai ki non-key attribute kisi **non-key attribute** par depend na kare. Sirf primary key ke upar depend hona chahiye.<text:s text:c="2"/></text:span></text:p>
      <text:p text:style-name="P1"><text:span text:style-name="T5"><text:s text:c="3"/>- Example: Agar **StudentID** ke through aapka **StudentName** milta hai aur **StudentName** ke through **City** milta hai, toh **City** ko **StudentName** ke through store karna transitive dependency hai. Yeh remove karke **City** ko **Student** table ke attributes ke saath store karna hoga.</text:span></text:p>
      <text:p text:style-name="P1"><text:span text:style-name="T5"/></text:p>
      <text:p text:style-name="P1"><text:span text:style-name="T5">---</text:span></text:p>
      <text:p text:style-name="P1"><text:span text:style-name="T5"/></text:p>
      <text:p text:style-name="P1"><text:span text:style-name="T5">, toh **City** ko **StudentID** ke directly depend hona chahiye, na ki **StudentName** ke.</text:span></text:p>
      <text:p text:style-name="P1"><text:span text:style-name="T5"/></text:p>
      <text:p text:style-name="P1"><text:span text:style-name="T5">In short, **Normalization** ka main goal hota hai data ko properly structure karna, taaki database ki efficiency, consistency aur integrity maintain ho sake.</text:span></text:p>
      <text:p text:style-name="P1"><text:span text:style-name="T5"/></text:p>
      <text:p text:style-name="P1"><text:span text:style-name="T5">**Primary Keys** aur **Foreign Keys** relational databases mein key concepts hain jo data ko uniquely identify karte hain aur tables ke beech relationships establish karte hain.</text:span></text:p>
      <text:p text:style-name="P1"><text:span text:style-name="T5"/></text:p>
      <text:p text:style-name="P1"><text:span text:style-name="T5">### **Primary Key:**</text:span></text:p>
      <text:p text:style-name="P1"><text:span text:style-name="T5">- **Primary key** ek unique identifier hota hai har record (row) ke liye table mein.</text:span></text:p>
      <text:p text:style-name="P1"><text:span text:style-name="T5">- Har table mein ek hi **primary key** hoti hai.</text:span></text:p>
      <text:p text:style-name="P1"><text:span text:style-name="T5">- **Primary key** ko use karke hum kisi bhi record ko uniquely identify kar sakte hain, aur is key ke under **duplicate values** allowed nahi hote.</text:span></text:p>
      <text:p text:style-name="P1"><text:span text:style-name="T5">- **Null values** bhi allowed nahi hoti primary key mein.</text:span></text:p>
      <text:p text:style-name="P1"><text:span text:style-name="T5"><text:s text:c="2"/></text:span></text:p>
      <text:p text:style-name="P1"><text:span text:style-name="T5">**Example:**</text:span></text:p>
      <text:p text:style-name="P1"><text:span text:style-name="T5">- Agar humare paas ek **Student** table hai, toh **StudentID** ko primary key banaya ja sakta hai, kyunki har student ka ID unique hoga.</text:span></text:p>
      <text:p text:style-name="P1"><text:span text:style-name="T5"><text:s text:c="2"/></text:span></text:p>
      <text:p text:style-name="P1"><text:span text:style-name="T5">| StudentID (Primary Key) | Name<text:s text:c="4"/>| Age |</text:span></text:p>
      <text:p text:style-name="P1"><text:span text:style-name="T5">|-------------------------|---------|-----|</text:span></text:p>
      <text:p text:style-name="P1"><text:span text:style-name="T5">| 1<text:s text:c="23"/>| John<text:s text:c="4"/>| 20<text:s text:c="2"/>|</text:span></text:p>
      <text:p text:style-name="P1"><text:span text:style-name="T5">| 2<text:s text:c="23"/>| Sara<text:s text:c="4"/>| 22<text:s text:c="2"/>|</text:span></text:p>
      <text:p text:style-name="P1"><text:span text:style-name="T5">| 3<text:s text:c="23"/>| Mike<text:s text:c="4"/>| 21<text:s text:c="2"/>|</text:span></text:p>
      <text:p text:style-name="P1"><text:span text:style-name="T5"/></text:p>
      <text:p text:style-name="P1"><text:span text:style-name="T5">Yahan **StudentID** ek primary key hai, jo har student ko uniquely identify karti hai.</text:span></text:p>
      <text:p text:style-name="P1"><text:span text:style-name="T5"/></text:p>
      <text:p text:style-name="P1"><text:span text:style-name="T5">### **Foreign Key:**</text:span></text:p>
      <text:p text:style-name="P1"><text:span text:style-name="T5">- **Foreign key** ek attribute (ya set of attributes) hota hai jo **ek table ko doosre table ke saath link karta hai**.</text:span></text:p>
      <text:p text:style-name="P1"><text:span text:style-name="T5">- **Foreign key** us table ki **primary key** ko refer karta hai jisme relationship establish ho rahi hoti hai.</text:span></text:p>
      <text:p text:style-name="P1"><text:span text:style-name="T5">- Foreign key ki madad se hum tables ke beech relationships bana sakte hain, jaise **one-to-many** ya **many-to-many** relationships.</text:span></text:p>
      <text:p text:style-name="P1"><text:span text:style-name="T5"/></text:p>
      <text:p text:style-name="P1"><text:span text:style-name="T5">**Example:**</text:span></text:p>
      <text:p text:style-name="P1"><text:span text:style-name="T5">- Agar humare paas ek **Student** table aur ek **Course** table hai, aur har student ka ek course mein enrollment hai, toh **CourseID** ko foreign key bana sakte hain, jo **Course** table ki primary key ko refer karega.</text:span></text:p>
      <text:p text:style-name="P1"><text:span text:style-name="T5"/></text:p>
      <text:p text:style-name="P1"><text:span text:style-name="T5">**Student Table:**</text:span></text:p>
      <text:p text:style-name="P1"><text:span text:style-name="T5"/></text:p>
      <text:p text:style-name="P1"><text:span text:style-name="T5">| StudentID (Primary Key) | Name<text:s text:c="4"/>| CourseID (Foreign Key) |</text:span></text:p>
      <text:p text:style-name="P1"><text:span text:style-name="T5">|-------------------------|---------|------------------------|</text:span></text:p>
      <text:p text:style-name="P1"><text:span text:style-name="T5">| 1<text:s text:c="23"/>| John<text:s text:c="4"/>| 101<text:s text:c="20"/>|</text:span></text:p>
      <text:p text:style-name="P1"><text:span text:style-name="T5">| 2<text:s text:c="23"/>| Sara<text:s text:c="4"/>| 102<text:s text:c="20"/>|</text:span></text:p>
      <text:p text:style-name="P1"><text:span text:style-name="T5">| 3<text:s text:c="23"/>| Mike<text:s text:c="4"/>| 101<text:s text:c="20"/>|</text:span></text:p>
      <text:p text:style-name="P1"><text:span text:style-name="T5"/></text:p>
      <text:p text:style-name="P1"><text:span text:style-name="T5">**Course Table:**</text:span></text:p>
      <text:p text:style-name="P1"><text:span text:style-name="T5"/></text:p>
      <text:p text:style-name="P1"><text:span text:style-name="T5">| CourseID (Primary Key) | CourseName<text:s text:c="7"/>|</text:span></text:p>
      <text:p text:style-name="P1"><text:span text:style-name="T5">|------------------------|------------------|</text:span></text:p>
      <text:p text:style-name="P1"><text:span text:style-name="T5">| 101<text:s text:c="20"/>| Math<text:s text:c="13"/>|</text:span></text:p>
      <text:p text:style-name="P1"><text:span text:style-name="T5">| 102<text:s text:c="20"/>| Science<text:s text:c="10"/>|</text:span></text:p>
      <text:p text:style-name="P1"><text:span text:style-name="T5"/></text:p>
      <text:p text:style-name="P1"><text:span text:style-name="T5">Yahan **CourseID** ek foreign key hai **Student** table mein, jo **Course** table ki primary key ko refer karta hai.</text:span></text:p>
      <text:p text:style-name="P1"><text:span text:style-name="T5"/></text:p>
      <text:p text:style-name="P1"><text:span text:style-name="T5">### **Key Differences:**</text:span></text:p>
      <text:p text:style-name="P1"><text:span text:style-name="T5"/></text:p>
      <text:p text:style-name="P1"><text:span text:style-name="T5">| Feature<text:s text:c="8"/>| Primary Key<text:s text:c="23"/>| Foreign Key<text:s text:c="24"/>|</text:span></text:p>
      <text:p text:style-name="P1"><text:span text:style-name="T5">|----------------|-----------------------------------|------------------------------------|</text:span></text:p>
      <text:p text:style-name="P1"><text:span text:style-name="T5">| Purpose<text:s text:c="8"/>| Uniquely identifies a record<text:s text:c="6"/>| Creates a relationship between tables |</text:span></text:p>
      <text:p text:style-name="P1"><text:span text:style-name="T5">| Uniqueness<text:s text:c="5"/>| Values must be unique<text:s text:c="13"/>| Values can repeat<text:s text:c="18"/>|</text:span></text:p>
      <text:p text:style-name="P1"><text:span text:style-name="T5">| Null Values<text:s text:c="4"/>| Cannot be null<text:s text:c="20"/>| Can have null values<text:s text:c="15"/>|</text:span></text:p>
      <text:p text:style-name="P1"><text:span text:style-name="T5">| Table<text:s text:c="10"/>| Belongs to one table<text:s text:c="14"/>| Belongs to the referencing table<text:s text:c="3"/>|</text:span></text:p>
      <text:p text:style-name="P1"><text:span text:style-name="T5"/></text:p>
      <text:p text:style-name="P1"><text:span text:style-name="T5">In short, **Primary Key** record ko uniquely identify karta hai, aur **Foreign Key** doosre table ki primary key ko refer karke tables ke beech relationship establish karta hai.</text:span></text:p>
      <text:p text:style-name="P1"><text:span text:style-name="T5"/></text:p>
      <text:p text:style-name="P1"><text:span text:style-name="T5">**DDL**, **DML**, aur **DCL** SQL (Structured Query Language) ke different types of commands hain jo database operations ko manage karte hain. Inka kaam data ko define, manipulate, aur control karna hai. Let’s explore them in short:</text:span></text:p>
      <text:p text:style-name="P1"><text:span text:style-name="T5"/></text:p>
      <text:p text:style-name="P1"><text:span text:style-name="T5">### 1. **DDL (Data Definition Language):**</text:span></text:p>
      <text:p text:style-name="P1"><text:span text:style-name="T5">DDL commands ka use database aur tables ka structure define karne ke liye hota hai, jaise tables create karna, modify karna, ya delete karna.</text:span></text:p>
      <text:p text:style-name="P1"><text:span text:style-name="T5"/></text:p>
      <text:p text:style-name="P1"><text:span text:style-name="T5">- **Common DDL Commands:**</text:span></text:p>
      <text:p text:style-name="P1"><text:span text:style-name="T5"><text:s text:c="2"/>- **CREATE**: Naye database ya table ko create karta hai.</text:span></text:p>
      <text:p text:style-name="P1"><text:span text:style-name="T5"><text:s text:c="2"/>- **ALTER**: Already existing table ko modify karta hai (column add, modify, ya delete).</text:span></text:p>
      <text:p text:style-name="P1"><text:span text:style-name="T5"><text:s text:c="2"/>- **DROP**: Database ya table ko delete karta hai.</text:span></text:p>
      <text:p text:style-name="P1"><text:span text:style-name="T5"><text:s text:c="2"/>- **TRUNCATE**: Table ke sare records ko remove karna (structure ko nahi).</text:span></text:p>
      <text:p text:style-name="P1"><text:span text:style-name="T5"/></text:p>
      <text:p text:style-name="P1"><text:span text:style-name="T5">**Examples:**</text:span></text:p>
      <text:p text:style-name="P1"><text:span text:style-name="T5">- `CREATE TABLE Students (StudentID INT, Name VARCHAR(50));`<text:s text:c="2"/></text:span></text:p>
      <text:p text:style-name="P1"><text:span text:style-name="T5"><text:s text:c="2"/>(New table **Students** create kar raha hai.)</text:span></text:p>
      <text:p text:style-name="P1"><text:span text:style-name="T5"><text:s text:c="2"/></text:span></text:p>
      <text:p text:style-name="P1"><text:span text:style-name="T5">- `ALTER TABLE Students ADD Age INT;`<text:s text:c="2"/></text:span></text:p>
      <text:p text:style-name="P1"><text:span text:style-name="T5"><text:s text:c="2"/>(Table me **Age** column add kar raha hai.)</text:span></text:p>
      <text:p text:style-name="P1"><text:span text:style-name="T5"><text:s text:c="2"/></text:span></text:p>
      <text:p text:style-name="P1"><text:span text:style-name="T5">- `DROP TABLE Students;`<text:s text:c="2"/></text:span></text:p>
      <text:p text:style-name="P1"><text:span text:style-name="T5"><text:s text:c="2"/>(Table **Students** ko delete kar raha hai.)</text:span></text:p>
      <text:p text:style-name="P1"><text:span text:style-name="T5"/></text:p>
      <text:p text:style-name="P1"><text:span text:style-name="T5">### 2. **DML (Data Manipulation Language):**</text:span></text:p>
      <text:p text:style-name="P1"><text:span text:style-name="T5">DML commands ka use actual data ko manipulate karne ke liye hota hai, jaise data ko insert karna, update karna, ya delete karna.</text:span></text:p>
      <text:p text:style-name="P1"><text:span text:style-name="T5"/></text:p>
      <text:p text:style-name="P1"><text:span text:style-name="T5">- **Common DML Commands:**</text:span></text:p>
      <text:p text:style-name="P1"><text:span text:style-name="T5"><text:s text:c="2"/>- **SELECT**: Data ko retrieve (read) karta hai.</text:span></text:p>
      <text:p text:style-name="P1"><text:span text:style-name="T5"><text:s text:c="2"/>- **INSERT**: Naye data ko insert karta hai.</text:span></text:p>
      <text:p text:style-name="P1"><text:span text:style-name="T5"><text:s text:c="2"/>- **UPDATE**: Existing data ko modify karta hai.</text:span></text:p>
      <text:p text:style-name="P1"><text:span text:style-name="T5"><text:s text:c="2"/>- **DELETE**: Data ko delete karta hai.</text:span></text:p>
      <text:p text:style-name="P1"><text:span text:style-name="T5"/></text:p>
      <text:p text:style-name="P1"><text:span text:style-name="T5">**Examples:**</text:span></text:p>
      <text:p text:style-name="P1"><text:span text:style-name="T5">- `SELECT * FROM Students;`<text:s text:c="2"/></text:span></text:p>
      <text:p text:style-name="P1"><text:span text:style-name="T5"><text:s text:c="2"/>(All records ko **Students** table se retrieve kar raha hai.)</text:span></text:p>
      <text:p text:style-name="P1"><text:span text:style-name="T5"/></text:p>
      <text:p text:style-name="P1"><text:span text:style-name="T5">- `INSERT INTO Students (StudentID, Name, Age) VALUES (1, 'John', 20);`<text:s text:c="2"/></text:span></text:p>
      <text:p text:style-name="P1"><text:span text:style-name="T5"><text:s text:c="2"/>(Naye record ko **Students** table mein insert kar raha hai.)</text:span></text:p>
      <text:p text:style-name="P1"><text:span text:style-name="T5"/></text:p>
      <text:p text:style-name="P1"><text:span text:style-name="T5">- `UPDATE Students SET Age = 21 WHERE StudentID = 1;`<text:s text:c="2"/></text:span></text:p>
      <text:p text:style-name="P1"><text:span text:style-name="T5"><text:s text:c="2"/>(Record ko update kar raha hai jisme **StudentID** 1 hai.)</text:span></text:p>
      <text:p text:style-name="P1"><text:span text:style-name="T5"/></text:p>
      <text:p text:style-name="P1"><text:span text:style-name="T5">- `DELETE FROM Students WHERE StudentID = 1;`<text:s text:c="2"/></text:span></text:p>
      <text:p text:style-name="P1"><text:span text:style-name="T5"><text:s text:c="2"/>(Record ko delete kar raha hai jisme **StudentID** 1 hai.)</text:span></text:p>
      <text:p text:style-name="P1"><text:span text:style-name="T5"/></text:p>
      <text:p text:style-name="P1"><text:span text:style-name="T5">### 3. **DCL (Data Control Language):**</text:span></text:p>
      <text:p text:style-name="P1"><text:span text:style-name="T5">DCL commands ka use database access control ko manage karne ke liye hota hai, jaise permissions dena ya revoke karna.</text:span></text:p>
      <text:p text:style-name="P1"><text:span text:style-name="T5"/></text:p>
      <text:p text:style-name="P1"><text:span text:style-name="T5">- **Common DCL Commands:**</text:span></text:p>
      <text:p text:style-name="P1"><text:span text:style-name="T5"><text:s text:c="2"/>- **GRANT**: User ko specific permissions dega (jaise SELECT, INSERT, UPDATE).</text:span></text:p>
      <text:p text:style-name="P1"><text:span text:style-name="T5"><text:s text:c="2"/>- **REVOKE**: User ke permissions ko remove karna.</text:span></text:p>
      <text:p text:style-name="P1"><text:span text:style-name="T5"/></text:p>
      <text:p text:style-name="P1"><text:span text:style-name="T5">**Examples:**</text:span></text:p>
      <text:p text:style-name="P1"><text:span text:style-name="T5">- `GRANT SELECT ON Students TO User1;`<text:s text:c="2"/></text:span></text:p>
      <text:p text:style-name="P1"><text:span text:style-name="T5"><text:s text:c="2"/>(User1 ko **Students** table par **SELECT** permission de raha hai.)</text:span></text:p>
      <text:p text:style-name="P1"><text:span text:style-name="T5"><text:s text:c="2"/></text:span></text:p>
      <text:p text:style-name="P1"><text:span text:style-name="T5">- `REVOKE DELETE ON Students FROM User1;`<text:s text:c="2"/></text:span></text:p>
      <text:p text:style-name="P1"><text:span text:style-name="T5"><text:s text:c="2"/>(User1 se **DELETE** permission ko revoke kar raha hai.)</text:span></text:p>
      <text:p text:style-name="P1"><text:span text:style-name="T5"/></text:p>
      <text:p text:style-name="P1"><text:span text:style-name="T5">### Summary Table:</text:span></text:p>
      <text:p text:style-name="P1"><text:span text:style-name="T5"/></text:p>
      <text:p text:style-name="P1"><text:span text:style-name="T5">| Type<text:s text:c="2"/>| Full Form<text:s text:c="20"/>| Purpose<text:s text:c="45"/>| Example Command<text:s text:c="40"/>|</text:span></text:p>
      <text:p text:style-name="P1"><text:span text:style-name="T5">|-------|------------------------------|-----------------------------------------------------|--------------------------------------------------------|</text:span></text:p>
      <text:p text:style-name="P1"><text:span text:style-name="T5">| **DDL** | Data Definition Language<text:s text:c="5"/>| Defines the database structure (tables, columns, etc.) | `CREATE TABLE`, `ALTER TABLE`, `DROP TABLE`<text:s text:c="12"/>|</text:span></text:p>
      <text:p text:style-name="P1"><text:span text:style-name="T5">| **DML** | Data Manipulation Language<text:s text:c="3"/>| Manages data inside tables (insert, update, delete) | `SELECT`, `INSERT`, `UPDATE`, `DELETE`<text:s text:c="17"/>|</text:span></text:p>
      <text:p text:style-name="P1"><text:span text:style-name="T5">| **DCL** | Data Control Language<text:s text:c="8"/>| Controls access permissions<text:s text:c="24"/>| `GRANT`, `REVOKE`<text:s text:c="38"/>|</text:span></text:p>
      <text:p text:style-name="P1"><text:span text:style-name="T5"/></text:p>
      <text:p text:style-name="P1"><text:span text:style-name="T5">In short:</text:span></text:p>
      <text:p text:style-name="P1"><text:span text:style-name="T5">- **DDL**: Database structure define karta hai.</text:span></text:p>
      <text:p text:style-name="P1"><text:span text:style-name="T5">- **DML**: Database mein data ko manipulate karta hai.</text:span></text:p>
      <text:p text:style-name="P1"><text:span text:style-name="T5">- **DCL**: Permissions ko manage karta hai.</text:span></text:p>
      <text:p text:style-name="P1"><text:span text:style-name="T5"/></text:p>
      <text:p text:style-name="P1"><text:span text:style-name="T5">**DELETE** aur **TRUNCATE** dono SQL commands hain jo data ko remove karte hain, lekin in dono mein kuch important differences hote hain:</text:span></text:p>
      <text:p text:style-name="P1"><text:span text:style-name="T5"/></text:p>
      <text:p text:style-name="P1"><text:span text:style-name="T5">### **1. DELETE:**</text:span></text:p>
      <text:p text:style-name="P1"><text:span text:style-name="T5">- **Functionality**: DELETE command table ke rows ko remove karta hai, lekin **structure** ko unaffected rakhta hai (table ka structure, columns, aur constraints remain the same).</text:span></text:p>
      <text:p text:style-name="P1"><text:span text:style-name="T5">- **Row-by-Row Deletion**: DELETE command har row ko ek-ek karke delete karta hai, isliye ismein time zyada lag sakta hai.</text:span></text:p>
      <text:p text:style-name="P1"><text:span text:style-name="T5">- **Rollback**: DELETE command ko rollback kiya ja sakta hai (agar transaction ka use kiya gaya ho).</text:span></text:p>
      <text:p text:style-name="P1"><text:span text:style-name="T5">- **Where Clause**: DELETE mein aap **WHERE** clause use kar sakte hain, jisse aap specific rows ko delete kar sakte hain.</text:span></text:p>
      <text:p text:style-name="P1"><text:span text:style-name="T5">- **Triggers**: DELETE operation triggers ko activate kar sakta hai (agar triggers defined hain).</text:span></text:p>
      <text:p text:style-name="P1"><text:span text:style-name="T5"/></text:p>
      <text:p text:style-name="P1"><text:span text:style-name="T5">**Example:**</text:span></text:p>
      <text:p text:style-name="P1"><text:span text:style-name="T5">```sql</text:span></text:p>
      <text:p text:style-name="P1"><text:span text:style-name="T5">DELETE FROM Students WHERE StudentID = 1;</text:span></text:p>
      <text:p text:style-name="P1"><text:span text:style-name="T5">```</text:span></text:p>
      <text:p text:style-name="P1"><text:span text:style-name="T5">Isse **StudentID = 1** wale row ko delete kiya jayega.</text:span></text:p>
      <text:p text:style-name="P1"><text:span text:style-name="T5"/></text:p>
      <text:p text:style-name="P1"><text:span text:style-name="T5">### **2. TRUNCATE:**</text:span></text:p>
      <text:p text:style-name="P1"><text:span text:style-name="T5">- **Functionality**: TRUNCATE command table ke sare rows ko remove karta hai, lekin table ka structure, columns, aur constraints unaffected rehte hain.</text:span></text:p>
      <text:p text:style-name="P1"><text:span text:style-name="T5">- **All Rows Removed**: TRUNCATE command **sabhi rows ko ek sath delete karta hai** (no row-by-row operation), isliye yeh faster hota hai.</text:span></text:p>
      <text:p text:style-name="P1"><text:span text:style-name="T5">- **No WHERE Clause**: TRUNCATE mein **WHERE** clause nahi hota, matlab yeh poore table ko clean kar deta hai.</text:span></text:p>
      <text:p text:style-name="P1"><text:span text:style-name="T5">- **Rollback**: TRUNCATE ko rollback nahi kiya ja sakta hai (agar transaction ka use na ho).</text:span></text:p>
      <text:p text:style-name="P1"><text:span text:style-name="T5">- **Triggers**: TRUNCATE operation triggers ko activate nahi karta hai.</text:span></text:p>
      <text:p text:style-name="P1"><text:span text:style-name="T5"/></text:p>
      <text:p text:style-name="P1"><text:span text:style-name="T5">**Example:**</text:span></text:p>
      <text:p text:style-name="P1"><text:span text:style-name="T5">```sql</text:span></text:p>
      <text:p text:style-name="P1"><text:span text:style-name="T5">TRUNCATE TABLE Students;</text:span></text:p>
      <text:p text:style-name="P1"><text:span text:style-name="T5">```</text:span></text:p>
      <text:p text:style-name="P1"><text:span text:style-name="T5">Isse **Students** table ke sabhi rows delete ho jayenge.</text:span></text:p>
      <text:p text:style-name="P1"><text:span text:style-name="T5"/></text:p>
      <text:p text:style-name="P1"><text:span text:style-name="T5">---</text:span></text:p>
      <text:p text:style-name="P1"><text:span text:style-name="T5"/></text:p>
      <text:p text:style-name="P1"><text:span text:style-name="T5">### **Key Differences:**</text:span></text:p>
      <text:p text:style-name="P1"><text:span text:style-name="T5"/></text:p>
      <text:p text:style-name="P1"><text:span text:style-name="T5">| Feature<text:s text:c="16"/>| DELETE<text:s text:c="28"/>| TRUNCATE<text:s text:c="24"/>|</text:span></text:p>
      <text:p text:style-name="P1"><text:span text:style-name="T5">|------------------------|-----------------------------------|---------------------------------|</text:span></text:p>
      <text:p text:style-name="P1"><text:span text:style-name="T5">| **Operation**<text:s text:c="11"/>| Row-by-row deletion<text:s text:c="15"/>| All rows deleted at once<text:s text:c="8"/>|</text:span></text:p>
      <text:p text:style-name="P1"><text:span text:style-name="T5">| **Use of WHERE Clause** | Yes<text:s text:c="31"/>| No<text:s text:c="30"/>|</text:span></text:p>
      <text:p text:style-name="P1"><text:span text:style-name="T5">| **Rollback**<text:s text:c="12"/>| Can be rolled back (if in transaction) | Cannot be rolled back<text:s text:c="12"/>|</text:span></text:p>
      <text:p text:style-name="P1"><text:span text:style-name="T5">| **Triggers**<text:s text:c="12"/>| Activates triggers (if defined)<text:s text:c="3"/>| Does not activate triggers<text:s text:c="6"/>|</text:span></text:p>
      <text:p text:style-name="P1"><text:span text:style-name="T5">| **Speed**<text:s text:c="15"/>| Slower (due to row-by-row deletion) | Faster (because it deletes all rows in one go) |</text:span></text:p>
      <text:p text:style-name="P1"><text:span text:style-name="T5">| **Affects Structure**<text:s text:c="3"/>| No (structure remains the same)<text:s text:c="3"/>| No (structure remains the same) |</text:span></text:p>
      <text:p text:style-name="P1"><text:span text:style-name="T5"><text:s text:c="2"/></text:span></text:p>
      <text:p text:style-name="P1"><text:span text:style-name="T5">In short:</text:span></text:p>
      <text:p text:style-name="P1"><text:span text:style-name="T5">- **DELETE**: Row-by-row operation, slow, allows WHERE clause, can be rolled back.</text:span></text:p>
      <text:p text:style-name="P1"><text:span text:style-name="T5">- **TRUNCATE**: Faster, deletes all rows, no WHERE clause, cannot be rolled back.</text:span></text:p>
      <text:p text:style-name="P1"><text:span text:style-name="T5"/></text:p>
      <text:p text:style-name="P1"><text:span text:style-name="T5"/></text:p>
      <text:p text:style-name="P1"><text:span text:style-name="T6">ROLL BACK IS FOR UNDO</text:span></text:p>
      <text:p text:style-name="P1"><text:span text:style-name="T6"/></text:p>
      <text:p text:style-name="P1"><text:span text:style-name="T6"/></text:p>
      <text:p text:style-name="P1"><text:span text:style-name="T6">**Constraints** SQL mein rules hote hain jo table ke data ko valid aur consistent banaye rakhte hain. Ye ensure karte hain ki data properly stored ho aur integrity maintain ho.</text:span></text:p>
      <text:p text:style-name="P1"><text:span text:style-name="T6"/></text:p>
      <text:p text:style-name="P1"><text:span text:style-name="T6">### **Types of Constraints:**</text:span></text:p>
      <text:p text:style-name="P1"><text:span text:style-name="T6"/></text:p>
      <text:p text:style-name="P1"><text:span text:style-name="T6">1. **PRIMARY KEY**:<text:s text:c="2"/></text:span></text:p>
      <text:p text:style-name="P1"><text:span text:style-name="T6"><text:s text:c="3"/>- Unique identifier hota hai, aur NULL nahi ho sakta.</text:span></text:p>
      <text:p text:style-name="P1"><text:span text:style-name="T6"><text:s text:c="3"/>- Example: `StudentID INT PRIMARY KEY`</text:span></text:p>
      <text:p text:style-name="P1"><text:span text:style-name="T6"/></text:p>
      <text:p text:style-name="P1"><text:span text:style-name="T6">2. **FOREIGN KEY**:<text:s text:c="2"/></text:span></text:p>
      <text:p text:style-name="P1"><text:span text:style-name="T6"><text:s text:c="3"/>- Ek table ko doosre table se link karta hai.</text:span></text:p>
      <text:p text:style-name="P1"><text:span text:style-name="T6"><text:s text:c="3"/>- Example: `FOREIGN KEY (StudentID) REFERENCES Students(StudentID)`</text:span></text:p>
      <text:p text:style-name="P1"><text:span text:style-name="T6"/></text:p>
      <text:p text:style-name="P1"><text:span text:style-name="T6">3. **UNIQUE**:<text:s text:c="2"/></text:span></text:p>
      <text:p text:style-name="P1"><text:span text:style-name="T6"><text:s text:c="3"/>- Column mein duplicate values allowed nahi hoti.</text:span></text:p>
      <text:p text:style-name="P1"><text:span text:style-name="T6"><text:s text:c="3"/>- Example: `Email VARCHAR(100) UNIQUE`</text:span></text:p>
      <text:p text:style-name="P1"><text:span text:style-name="T6"/></text:p>
      <text:p text:style-name="P1"><text:span text:style-name="T6">4. **NOT NULL**:<text:s text:c="2"/></text:span></text:p>
      <text:p text:style-name="P1"><text:span text:style-name="T6"><text:s text:c="3"/>- Column mein NULL value nahi ho sakti.</text:span></text:p>
      <text:p text:style-name="P1"><text:span text:style-name="T6"><text:s text:c="3"/>- Example: `Name VARCHAR(50) NOT NULL`</text:span></text:p>
      <text:p text:style-name="P1"><text:span text:style-name="T6"/></text:p>
      <text:p text:style-name="P1"><text:span text:style-name="T6">5. **CHECK**:<text:s text:c="2"/></text:span></text:p>
      <text:p text:style-name="P1"><text:span text:style-name="T6"><text:s text:c="3"/>- Data insert/update karte waqt condition apply karta hai.</text:span></text:p>
      <text:p text:style-name="P1"><text:span text:style-name="T6"><text:s text:c="3"/>- Example: `Age INT CHECK (Age &gt;= 18)`</text:span></text:p>
      <text:p text:style-name="P1"><text:span text:style-name="T6"/></text:p>
      <text:p text:style-name="P1"><text:span text:style-name="T6">6. **DEFAULT**:<text:s text:c="2"/></text:span></text:p>
      <text:p text:style-name="P1"><text:span text:style-name="T6"><text:s text:c="3"/>- Agar value na diya ho to default value set karta hai.</text:span></text:p>
      <text:p text:style-name="P1"><text:span text:style-name="T6"><text:s text:c="3"/>- Example: `Status VARCHAR(20) DEFAULT 'Active'`</text:span></text:p>
      <text:p text:style-name="P1"><text:span text:style-name="T6"/></text:p>
      <text:p text:style-name="P1"><text:span text:style-name="T6">In short, **constraints** SQL mein data integrity ko maintain karne ke liye use hote hain.</text:span></text:p>
      <text:p text:style-name="P1"><text:span text:style-name="T6"/></text:p>
      <text:p text:style-name="P1"><text:span text:style-name="T6">**Before** and **After** grouping ka matlab hai ki **WHERE** aur **HAVING** ka use kis stage par hota hai jab data ko group kiya ja raha ho.</text:span></text:p>
      <text:p text:style-name="P1"><text:span text:style-name="T6"/></text:p>
      <text:p text:style-name="P1"><text:span text:style-name="T6">### **Before Grouping (WHERE)**:</text:span></text:p>
      <text:p text:style-name="P1"><text:span text:style-name="T6">- Jab aap data ko **filter** karte hain **GROUP BY** ke pehle, to aap **WHERE** ka use karte hain. </text:span></text:p>
      <text:p text:style-name="P1"><text:span text:style-name="T6">- **WHERE** condition ko **raw data** par apply kiya jata hai, jo grouping ke liye use ho raha hota hai.</text:span></text:p>
      <text:p text:style-name="P1"><text:span text:style-name="T6"/></text:p>
      <text:p text:style-name="P1"><text:span text:style-name="T6"><text:s text:c="3"/>**Example:**<text:s text:c="2"/></text:span></text:p>
      <text:p text:style-name="P1"><text:span text:style-name="T6"><text:s text:c="3"/>`WHERE Age &gt; 18`<text:s text:c="2"/></text:span></text:p>
      <text:p text:style-name="P1"><text:span text:style-name="T6"><text:s text:c="3"/>Ye filter karta hai, sirf wo rows jinme Age 18 se zyada ho, aur phir un rows ko group kiya jata hai.</text:span></text:p>
      <text:p text:style-name="P1"><text:span text:style-name="T6"/></text:p>
      <text:p text:style-name="P1"><text:span text:style-name="T6">### **After Grouping (HAVING)**:</text:span></text:p>
      <text:p text:style-name="P1"><text:span text:style-name="T6">- Jab data ko **group** kar liya jata hai, aur uske baad aapko group ko **filter** karna ho, to aap **HAVING** ka use karte hain.</text:span></text:p>
      <text:p text:style-name="P1"><text:span text:style-name="T6">- **HAVING** **grouped results** ko filter karta hai jo **aggregate functions** (jaise COUNT, SUM) ke baad evaluate hota hai.</text:span></text:p>
      <text:p text:style-name="P1"><text:span text:style-name="T6"/></text:p>
      <text:p text:style-name="P1"><text:span text:style-name="T6"><text:s text:c="3"/>**Example:**<text:s text:c="2"/></text:span></text:p>
      <text:p text:style-name="P1"><text:span text:style-name="T6"><text:s text:c="3"/>`HAVING COUNT(*) &gt; 10`<text:s text:c="2"/></text:span></text:p>
      <text:p text:style-name="P1"><text:span text:style-name="T6"><text:s text:c="3"/>Ye filter karega, sirf wo groups jinmein 10 se zyada items ho.</text:span></text:p>
      <text:p text:style-name="P1"><text:span text:style-name="T6"/></text:p>
      <text:p text:style-name="P1"><text:span text:style-name="T6">### Summary:</text:span></text:p>
      <text:p text:style-name="P1"><text:span text:style-name="T6">- **WHERE**: Data ko **before grouping** filter karta hai.</text:span></text:p>
      <text:p text:style-name="P1"><text:span text:style-name="T6">- **HAVING**: Data ko **after grouping** filter karta hai.</text:span></text:p>
      <text:p text:style-name="P1"><text:span text:style-name="T6"/></text:p>
      <text:p text:style-name="P1"><text:span text:style-name="T6">**JOINs** SQL mein ek important concept hai, jo ek ya zyada tables ke data ko combine karta hai based on a related column. Jab aapko multiple tables se data fetch karna hota hai, tab JOINs ka use hota hai.</text:span></text:p>
      <text:p text:style-name="P1"><text:span text:style-name="T6"/></text:p>
      <text:p text:style-name="P1"><text:span text:style-name="T6">### **Types of JOINs in SQL:**</text:span></text:p>
      <text:p text:style-name="P1"><text:span text:style-name="T6"/></text:p>
      <text:p text:style-name="P1"><text:span text:style-name="T6">1. **INNER JOIN**:</text:span></text:p>
      <text:p text:style-name="P1"><text:span text:style-name="T6"><text:s text:c="3"/>- Ye **common rows** ko select karta hai jo dono tables mein match karte hain.</text:span></text:p>
      <text:p text:style-name="P1"><text:span text:style-name="T6"><text:s text:c="3"/>- Agar ek table mein row nahi hai jo doosre table se match karti ho, to wo row result mein nahi aayegi.</text:span></text:p>
      <text:p text:style-name="P1"><text:span text:style-name="T6"/></text:p>
      <text:p text:style-name="P1"><text:span text:style-name="T6"><text:s text:c="3"/>**Example:**</text:span></text:p>
      <text:p text:style-name="P1"><text:span text:style-name="T6"><text:s text:c="3"/>```sql</text:span></text:p>
      <text:p text:style-name="P1"><text:span text:style-name="T6"><text:s text:c="3"/>SELECT Employees.Name, Departments.DepartmentName</text:span></text:p>
      <text:p text:style-name="P1"><text:span text:style-name="T6"><text:s text:c="3"/>FROM Employees</text:span></text:p>
      <text:p text:style-name="P1"><text:span text:style-name="T6"><text:s text:c="3"/>INNER JOIN Departments</text:span></text:p>
      <text:p text:style-name="P1"><text:span text:style-name="T6"><text:s text:c="3"/>ON Employees.DepartmentID = Departments.DepartmentID;</text:span></text:p>
      <text:p text:style-name="P1"><text:span text:style-name="T6"><text:s text:c="3"/>```</text:span></text:p>
      <text:p text:style-name="P1"><text:span text:style-name="T6"/></text:p>
      <text:p text:style-name="P1"><text:span text:style-name="T6">2. **LEFT JOIN (or LEFT OUTER JOIN)**:</text:span></text:p>
      <text:p text:style-name="P1"><text:span text:style-name="T6"><text:s text:c="3"/>- Ye **left table** ki saari rows ko select karta hai, chahe wo right table mein match kare ya nahi.</text:span></text:p>
      <text:p text:style-name="P1"><text:span text:style-name="T6"><text:s text:c="3"/>- Agar right table mein match nahi milta, to **NULL** values return hoti hain.</text:span></text:p>
      <text:p text:style-name="P1"><text:span text:style-name="T6"/></text:p>
      <text:p text:style-name="P1"><text:span text:style-name="T6"><text:s text:c="3"/>**Example:**</text:span></text:p>
      <text:p text:style-name="P1"><text:span text:style-name="T6"><text:s text:c="3"/>```sql</text:span></text:p>
      <text:p text:style-name="P1"><text:span text:style-name="T6"><text:s text:c="3"/>SELECT Employees.Name, Departments.DepartmentName</text:span></text:p>
      <text:p text:style-name="P1"><text:span text:style-name="T6"><text:s text:c="3"/>FROM Employees</text:span></text:p>
      <text:p text:style-name="P1"><text:span text:style-name="T6"><text:s text:c="3"/>LEFT JOIN Departments</text:span></text:p>
      <text:p text:style-name="P1"><text:span text:style-name="T6"><text:s text:c="3"/>ON Employees.DepartmentID = Departments.DepartmentID;</text:span></text:p>
      <text:p text:style-name="P1"><text:span text:style-name="T6"><text:s text:c="3"/>```</text:span></text:p>
      <text:p text:style-name="P1"><text:span text:style-name="T6"/></text:p>
      <text:p text:style-name="P1"><text:span text:style-name="T6">3. **RIGHT JOIN (or RIGHT OUTER JOIN)**:</text:span></text:p>
      <text:p text:style-name="P1"><text:span text:style-name="T6"><text:s text:c="3"/>- Ye **right table** ki saari rows ko select karta hai, chahe wo left table mein match kare ya nahi.</text:span></text:p>
      <text:p text:style-name="P1"><text:span text:style-name="T6"><text:s text:c="3"/>- Agar left table mein match nahi milta, to **NULL** values return hoti hain.</text:span></text:p>
      <text:p text:style-name="P1"><text:span text:style-name="T6"/></text:p>
      <text:p text:style-name="P1"><text:span text:style-name="T6"><text:s text:c="3"/>**Example:**</text:span></text:p>
      <text:p text:style-name="P1"><text:span text:style-name="T6"><text:s text:c="3"/>```sql</text:span></text:p>
      <text:p text:style-name="P1"><text:span text:style-name="T6"><text:s text:c="3"/>SELECT Employees.Name, Departments.DepartmentName</text:span></text:p>
      <text:p text:style-name="P1"><text:span text:style-name="T6"><text:s text:c="3"/>FROM Employees</text:span></text:p>
      <text:p text:style-name="P1"><text:span text:style-name="T6"><text:s text:c="3"/>RIGHT JOIN Departments</text:span></text:p>
      <text:p text:style-name="P1"><text:span text:style-name="T6"><text:s text:c="3"/>ON Employees.DepartmentID = Departments.DepartmentID;</text:span></text:p>
      <text:p text:style-name="P1"><text:span text:style-name="T6"><text:s text:c="3"/>```</text:span></text:p>
      <text:p text:style-name="P1"><text:span text:style-name="T6"/></text:p>
      <text:p text:style-name="P1"><text:span text:style-name="T6">4. **FULL JOIN (or FULL OUTER JOIN)**:</text:span></text:p>
      <text:p text:style-name="P1"><text:span text:style-name="T6"><text:s text:c="3"/>- Ye dono tables ki saari rows ko select karta hai, chahe unmein match ho ya na ho.</text:span></text:p>
      <text:p text:style-name="P1"><text:span text:style-name="T6"><text:s text:c="3"/>- Agar kisi table mein row match nahi karti, to wo **NULL** value ke saath show hoti hai.</text:span></text:p>
      <text:p text:style-name="P1"><text:span text:style-name="T6"/></text:p>
      <text:p text:style-name="P1"><text:span text:style-name="T6"><text:s text:c="3"/>**Example:**</text:span></text:p>
      <text:p text:style-name="P1"><text:span text:style-name="T6"><text:s text:c="3"/>```sql</text:span></text:p>
      <text:p text:style-name="P1"><text:span text:style-name="T6"><text:s text:c="3"/>SELECT Employees.Name, Departments.DepartmentName</text:span></text:p>
      <text:p text:style-name="P1"><text:span text:style-name="T6"><text:s text:c="3"/>FROM Employees</text:span></text:p>
      <text:p text:style-name="P1"><text:span text:style-name="T6"><text:s text:c="3"/>FULL JOIN Departments</text:span></text:p>
      <text:p text:style-name="P1"><text:span text:style-name="T6"><text:s text:c="3"/>ON Employees.DepartmentID = Departments.DepartmentID;</text:span></text:p>
      <text:p text:style-name="P1"><text:span text:style-name="T6"><text:s text:c="3"/>```</text:span></text:p>
      <text:p text:style-name="P1"><text:span text:style-name="T6"/></text:p>
      <text:p text:style-name="P1"><text:span text:style-name="T6">5. **CROSS JOIN**:</text:span></text:p>
      <text:p text:style-name="P1"><text:span text:style-name="T6"><text:s text:c="3"/>- Ye dono tables ke **cartesian product** ko return karta hai, yani **har row** of the left table ko **har row** of the right table ke saath combine karta hai.</text:span></text:p>
      <text:p text:style-name="P1"><text:span text:style-name="T6"><text:s text:c="3"/>- Result mein bohot zyada rows aa sakti hain.</text:span></text:p>
      <text:p text:style-name="P1"><text:span text:style-name="T6"/></text:p>
      <text:p text:style-name="P1"><text:span text:style-name="T6"><text:s text:c="3"/>**Example:**</text:span></text:p>
      <text:p text:style-name="P1"><text:span text:style-name="T6"><text:s text:c="3"/>```sql</text:span></text:p>
      <text:p text:style-name="P1"><text:span text:style-name="T6"><text:s text:c="3"/>SELECT Employees.Name, Departments.DepartmentName</text:span></text:p>
      <text:p text:style-name="P1"><text:span text:style-name="T6"><text:s text:c="3"/>FROM Employees</text:span></text:p>
      <text:p text:style-name="P1"><text:span text:style-name="T6"><text:s text:c="3"/>CROSS JOIN Departments;</text:span></text:p>
      <text:p text:style-name="P1"><text:span text:style-name="T6"><text:s text:c="3"/>```</text:span></text:p>
      <text:p text:style-name="P1"><text:span text:style-name="T6"/></text:p>
      <text:p text:style-name="P1"><text:span text:style-name="T6">6. **SELF JOIN**:</text:span></text:p>
      <text:p text:style-name="P1"><text:span text:style-name="T6"><text:s text:c="3"/>- Ye ek hi table ko **do alag alias** ke through join karta hai.</text:span></text:p>
      <text:p text:style-name="P1"><text:span text:style-name="T6"><text:s text:c="3"/>- Ye typically tab use hota hai jab ek table mein relationship ho, jaise employees aur unke managers ke beech.</text:span></text:p>
      <text:p text:style-name="P1"><text:span text:style-name="T6"/></text:p>
      <text:p text:style-name="P1"><text:span text:style-name="T6"><text:s text:c="3"/>**Example:**</text:span></text:p>
      <text:p text:style-name="P1"><text:span text:style-name="T6"><text:s text:c="3"/>```sql</text:span></text:p>
      <text:p text:style-name="P1"><text:span text:style-name="T6"><text:s text:c="3"/>SELECT E.Name AS Employee, M.Name AS Manager</text:span></text:p>
      <text:p text:style-name="P1"><text:span text:style-name="T6"><text:s text:c="3"/>FROM Employees E</text:span></text:p>
      <text:p text:style-name="P1"><text:span text:style-name="T6"><text:s text:c="3"/>LEFT JOIN Employees M</text:span></text:p>
      <text:p text:style-name="P1"><text:span text:style-name="T6"><text:s text:c="3"/>ON E.ManagerID = M.EmployeeID;</text:span></text:p>
      <text:p text:style-name="P1"><text:span text:style-name="T6"><text:s text:c="3"/>```</text:span></text:p>
      <text:p text:style-name="P1"><text:span text:style-name="T6"/></text:p>
      <text:p text:style-name="P1"><text:span text:style-name="T6">### **Summary:**</text:span></text:p>
      <text:p text:style-name="P1"><text:span text:style-name="T6"/></text:p>
      <text:p text:style-name="P1"><text:span text:style-name="T6">| JOIN Type<text:s text:c="13"/>| Description<text:s text:c="65"/>| Example Query |</text:span></text:p>
      <text:p text:style-name="P1"><text:span text:style-name="T6">|-----------------------|-----------------------------------------------------------------------------|---------------|</text:span></text:p>
      <text:p text:style-name="P1"><text:span text:style-name="T6">| **INNER JOIN**<text:s text:c="8"/>| Only rows with matching data in both tables.<text:s text:c="32"/>| `INNER JOIN`<text:s text:c="2"/>|</text:span></text:p>
      <text:p text:style-name="P1"><text:span text:style-name="T6">| **LEFT JOIN**<text:s text:c="9"/>| All rows from the left table, and matched rows from the right table.<text:s text:c="8"/>| `LEFT JOIN`<text:s text:c="3"/>|</text:span></text:p>
      <text:p text:style-name="P1"><text:span text:style-name="T6">| **RIGHT JOIN**<text:s text:c="8"/>| All rows from the right table, and matched rows from the left table.<text:s text:c="8"/>| `RIGHT JOIN`<text:s text:c="2"/>|</text:span></text:p>
      <text:p text:style-name="P1"><text:span text:style-name="T6">| **FULL JOIN**<text:s text:c="9"/>| All rows from both tables, with NULL where no match is found.<text:s text:c="15"/>| `FULL JOIN`<text:s text:c="3"/>|</text:span></text:p>
      <text:p text:style-name="P1"><text:span text:style-name="T6">| **CROSS JOIN**<text:s text:c="8"/>| Cartesian product of both tables (all combinations of rows).<text:s text:c="16"/>| `CROSS JOIN`<text:s text:c="2"/>|</text:span></text:p>
      <text:p text:style-name="P1"><text:span text:style-name="T6">| **SELF JOIN**<text:s text:c="9"/>| Joins a table with itself (typically using aliases).<text:s text:c="24"/>| `SELF JOIN`<text:s text:c="3"/>|</text:span></text:p>
      <text:p text:style-name="P1"><text:span text:style-name="T6"/></text:p>
      <text:p text:style-name="P1"><text:span text:style-name="T6">### **Key Takeaways**:</text:span></text:p>
      <text:p text:style-name="P1"><text:span text:style-name="T6">- **INNER JOIN**: Only matching rows from both tables.</text:span></text:p>
      <text:p text:style-name="P1"><text:span text:style-name="T6">- **LEFT JOIN**: All rows from the left table, and matching from the right.</text:span></text:p>
      <text:p text:style-name="P1"><text:span text:style-name="T6">- **RIGHT JOIN**: All rows from the right table, and matching from the left.</text:span></text:p>
      <text:p text:style-name="P1"><text:span text:style-name="T6">- **FULL JOIN**: All rows from both tables, with NULL where no match.</text:span></text:p>
      <text:p text:style-name="P1"><text:span text:style-name="T6">- **CROSS JOIN**: All possible combinations of rows from both tables.</text:span></text:p>
      <text:p text:style-name="P1"><text:span text:style-name="T6">- **SELF JOIN**: A table joined with itself.</text:span></text:p>
      <text:p text:style-name="P1"><text:span text:style-name="T6"/></text:p>
      <text:p text:style-name="P1"><text:span text:style-name="T6">JOINs allow you to combine data from multiple tables in different ways, depending on your requirements.</text:span></text:p>
      <text:p text:style-name="P1"><text:span text:style-name="T6">Summary:</text:span></text:p>
      <text:p text:style-name="P1"><text:span text:style-name="T6">Left Table: The table mentioned first in the query.</text:span></text:p>
      <text:p text:style-name="P1"><text:span text:style-name="T6">Right Table: The table mentioned second in the query (after the JOIN).</text:span></text:p>
      <text:p text:style-name="P1"><text:span text:style-name="T6"/></text:p>
      <text:p text:style-name="P1"><text:span text:style-name="T6">**UNION** and **UNION ALL** are both used to combine the results of two or more **SELECT** queries, but they have a key difference:</text:span></text:p>
      <text:p text:style-name="P1"><text:span text:style-name="T6"/></text:p>
      <text:p text:style-name="P1"><text:span text:style-name="T6">### **1. UNION:**</text:span></text:p>
      <text:p text:style-name="P1"><text:span text:style-name="T6">- **Removes duplicates**: **UNION** combines the results of multiple **SELECT** queries and automatically removes any duplicate rows.</text:span></text:p>
      <text:p text:style-name="P1"><text:span text:style-name="T6">- It ensures that each row in the result is **unique**.</text:span></text:p>
      <text:p text:style-name="P1"><text:span text:style-name="T6">- Slower than **UNION ALL** because it checks for duplicates.</text:span></text:p>
      <text:p text:style-name="P1"><text:span text:style-name="T6"/></text:p>
      <text:p text:style-name="P1"><text:span text:style-name="T6">**Example:**</text:span></text:p>
      <text:p text:style-name="P1"><text:span text:style-name="T6">```sql</text:span></text:p>
      <text:p text:style-name="P1"><text:span text:style-name="T6">SELECT Name FROM Employees</text:span></text:p>
      <text:p text:style-name="P1"><text:span text:style-name="T6">UNION</text:span></text:p>
      <text:p text:style-name="P1"><text:span text:style-name="T6">SELECT Name FROM Managers;</text:span></text:p>
      <text:p text:style-name="P1"><text:span text:style-name="T6">```</text:span></text:p>
      <text:p text:style-name="P1"><text:span text:style-name="T6">- In this example, if the same name appears in both the **Employees** and **Managers** tables, it will only show once in the result.</text:span></text:p>
      <text:p text:style-name="P1"><text:span text:style-name="T6"/></text:p>
      <text:p text:style-name="P1"><text:span text:style-name="T6">### **2. UNION ALL:**</text:span></text:p>
      <text:p text:style-name="P1"><text:span text:style-name="T6">- **Does not remove duplicates**: **UNION ALL** combines the results of multiple **SELECT** queries, but it includes **all** rows, even if they are duplicates.</text:span></text:p>
      <text:p text:style-name="P1"><text:span text:style-name="T6">- It is **faster** than **UNION** because it does not need to check for duplicates.</text:span></text:p>
      <text:p text:style-name="P1"><text:span text:style-name="T6"/></text:p>
      <text:p text:style-name="P1"><text:span text:style-name="T6">**Example:**</text:span></text:p>
      <text:p text:style-name="P1"><text:span text:style-name="T6">```sql</text:span></text:p>
      <text:p text:style-name="P1"><text:span text:style-name="T6">SELECT Name FROM Employees</text:span></text:p>
      <text:p text:style-name="P1"><text:span text:style-name="T6">UNION ALL</text:span></text:p>
      <text:p text:style-name="P1"><text:span text:style-name="T6">SELECT Name FROM Managers;</text:span></text:p>
      <text:p text:style-name="P1"><text:span text:style-name="T6">```</text:span></text:p>
      <text:p text:style-name="P1"><text:span text:style-name="T6">- In this example, if the same name appears in both the **Employees** and **Managers** tables, it will appear **twice** in the result.</text:span></text:p>
      <text:p text:style-name="P1"><text:span text:style-name="T6"/></text:p>
      <text:p text:style-name="P1"><text:span text:style-name="T6">### **Key Differences:**</text:span></text:p>
      <text:p text:style-name="P1"><text:span text:style-name="T6">| **Feature**<text:s text:c="7"/>| **UNION**<text:s text:c="26"/>| **UNION ALL**<text:s text:c="20"/>|</text:span></text:p>
      <text:p text:style-name="P1"><text:span text:style-name="T6">|-------------------|------------------------------------|----------------------------------|</text:span></text:p>
      <text:p text:style-name="P1"><text:span text:style-name="T6">| **Duplicates**<text:s text:c="4"/>| Removes duplicates<text:s text:c="17"/>| Includes duplicates<text:s text:c="14"/>|</text:span></text:p>
      <text:p text:style-name="P1"><text:span text:style-name="T6">| **Performance**<text:s text:c="3"/>| Slower (due to duplicate checking)<text:s text:c="2"/>| Faster (no duplicate checking)<text:s text:c="3"/>|</text:span></text:p>
      <text:p text:style-name="P1"><text:span text:style-name="T6">| **Use Case**<text:s text:c="6"/>| When you need unique rows<text:s text:c="10"/>| When you want all rows, including duplicates |</text:span></text:p>
      <text:p text:style-name="P1"><text:span text:style-name="T6"/></text:p>
      <text:p text:style-name="P1"><text:span text:style-name="T6">### **When to Use**:</text:span></text:p>
      <text:p text:style-name="P1"><text:span text:style-name="T6">- Use **UNION** when you need the final result to have no duplicates.</text:span></text:p>
      <text:p text:style-name="P1"><text:span text:style-name="T6">- Use **UNION ALL** when you need all rows, including duplicates, and want better performance.</text:span></text:p>
      <text:p text:style-name="P1"><text:span text:style-name="T6"/></text:p>
      <text:p text:style-name="P1"><text:span text:style-name="T6">To fetch **unique records** from a table, you can use the **`DISTINCT`** keyword in SQL. This keyword ensures that the results contain only unique rows, eliminating any duplicates.</text:span></text:p>
      <text:p text:style-name="P1"><text:span text:style-name="T6"/></text:p>
      <text:p text:style-name="P1"><text:span text:style-name="T6">### **Syntax:**</text:span></text:p>
      <text:p text:style-name="P1"><text:span text:style-name="T6"/></text:p>
      <text:p text:style-name="P1"><text:span text:style-name="T6">```sql</text:span></text:p>
      <text:p text:style-name="P1"><text:span text:style-name="T6">SELECT DISTINCT column1, column2, ...</text:span></text:p>
      <text:p text:style-name="P1"><text:span text:style-name="T6">FROM table_name;</text:span></text:p>
      <text:p text:style-name="P1"><text:span text:style-name="T6">```</text:span></text:p>
      <text:p text:style-name="P1"><text:span text:style-name="T6"/></text:p>
      <text:p text:style-name="P1"><text:span text:style-name="T6">### **Example:**</text:span></text:p>
      <text:p text:style-name="P1"><text:span text:style-name="T6"/></text:p>
      <text:p text:style-name="P1"><text:span text:style-name="T6">Suppose we have an **Employees** table, and we want to get the unique **departments** in which employees work:</text:span></text:p>
      <text:p text:style-name="P1"><text:span text:style-name="T6"/></text:p>
      <text:p text:style-name="P1"><text:span text:style-name="T6">```sql</text:span></text:p>
      <text:p text:style-name="P1"><text:span text:style-name="T6">SELECT DISTINCT Department</text:span></text:p>
      <text:p text:style-name="P1"><text:span text:style-name="T6">FROM Employees;</text:span></text:p>
      <text:p text:style-name="P1"><text:span text:style-name="T6">```</text:span></text:p>
      <text:p text:style-name="P1"><text:span text:style-name="T6">- This will return a list of **unique departments** from the **Employees** table, removing any duplicates.</text:span></text:p>
      <text:p text:style-name="P1"><text:span text:style-name="T6"/></text:p>
      <text:p text:style-name="P1"><text:span text:style-name="T6">### **For Multiple Columns:**</text:span></text:p>
      <text:p text:style-name="P1"><text:span text:style-name="T6"/></text:p>
      <text:p text:style-name="P1"><text:span text:style-name="T6">You can also use **`DISTINCT`** on multiple columns if you want to get unique combinations of values from those columns.</text:span></text:p>
      <text:p text:style-name="P1"><text:span text:style-name="T6"/></text:p>
      <text:p text:style-name="P1"><text:span text:style-name="T6">For example, if you want to get unique combinations of **Department** and **Position**:</text:span></text:p>
      <text:p text:style-name="P1"><text:span text:style-name="T6"/></text:p>
      <text:p text:style-name="P1"><text:span text:style-name="T6">```sql</text:span></text:p>
      <text:p text:style-name="P1"><text:span text:style-name="T6">SELECT DISTINCT Department, Position</text:span></text:p>
      <text:p text:style-name="P1"><text:span text:style-name="T6">FROM Employees;</text:span></text:p>
      <text:p text:style-name="P1"><text:span text:style-name="T6">```</text:span></text:p>
      <text:p text:style-name="P1"><text:span text:style-name="T6">- This will return unique combinations of **Department** and **Position** without any duplicates.</text:span></text:p>
      <text:p text:style-name="P1"><text:span text:style-name="T6"/></text:p>
      <text:p text:style-name="P1"><text:span text:style-name="T6">### **Key Points:**</text:span></text:p>
      <text:p text:style-name="P1"><text:span text:style-name="T6">- **`DISTINCT`** eliminates duplicate rows based on the columns you specify.</text:span></text:p>
      <text:p text:style-name="P1"><text:span text:style-name="T6">- It works on one or more columns in the **SELECT** query.</text:span></text:p>
      <text:p text:style-name="P1"><text:span text:style-name="T6"/></text:p>
      <text:p text:style-name="P1"><text:span text:style-name="T6">### **INNER JOIN** vs **OUTER JOIN**:</text:span></text:p>
      <text:p text:style-name="P1"><text:span text:style-name="T6"/></text:p>
      <text:p text:style-name="P1"><text:span text:style-name="T6">**1. INNER JOIN**:</text:span></text:p>
      <text:p text:style-name="P1"><text:span text:style-name="T6">- **Kya hai**: Ye join sirf un rows ko return karta hai jo dono tables mein match karti hain.</text:span></text:p>
      <text:p text:style-name="P1"><text:span text:style-name="T6">- **Example**: Agar employee ko department ke saath match karna ho, to wo employee dikhega jo department mein ho.</text:span></text:p>
      <text:p text:style-name="P1"><text:span text:style-name="T6"/></text:p>
      <text:p text:style-name="P1"><text:span text:style-name="T6">**2. OUTER JOIN**:</text:span></text:p>
      <text:p text:style-name="P1"><text:span text:style-name="T6">- **Kya hai**: Ye join un rows ko bhi return karta hai jo ek table mein hoti hain, lekin doosre table mein match nahi karti. Agar match nahi hota to **NULL** dikhata hai.</text:span></text:p>
      <text:p text:style-name="P1"><text:span text:style-name="T6">- **Types of OUTER JOINS**:</text:span></text:p>
      <text:p text:style-name="P1"><text:span text:style-name="T6"><text:s text:c="2"/>- **LEFT OUTER JOIN (LEFT JOIN)**: Left table ki saari rows aur matching right table rows. Agar right table mein match nahi hota to **NULL**.</text:span></text:p>
      <text:p text:style-name="P1"><text:span text:style-name="T6"><text:s text:c="2"/>- **RIGHT OUTER JOIN (RIGHT JOIN)**: Right table ki saari rows aur matching left table rows. Agar left table mein match nahi hota to **NULL**.</text:span></text:p>
      <text:p text:style-name="P1"><text:span text:style-name="T6"><text:s text:c="2"/>- **FULL OUTER JOIN**: Dono tables ki saari rows ko dikhata hai, agar match nahi hota to **NULL**.</text:span></text:p>
      <text:p text:style-name="P1"><text:span text:style-name="T6"/></text:p>
      <text:p text:style-name="P1"><text:span text:style-name="T6">### **Example Queries**:</text:span></text:p>
      <text:p text:style-name="P1"><text:span text:style-name="T6"/></text:p>
      <text:p text:style-name="P1"><text:span text:style-name="T6">```sql</text:span></text:p>
      <text:p text:style-name="P1"><text:span text:style-name="T6">-- INNER JOIN: Matching rows dikhata hai</text:span></text:p>
      <text:p text:style-name="P1"><text:span text:style-name="T6">SELECT Employees.Name, Departments.DepartmentName</text:span></text:p>
      <text:p text:style-name="P1"><text:span text:style-name="T6">FROM Employees</text:span></text:p>
      <text:p text:style-name="P1"><text:span text:style-name="T6">INNER JOIN Departments</text:span></text:p>
      <text:p text:style-name="P1"><text:span text:style-name="T6">ON Employees.DepartmentID = Departments.DepartmentID;</text:span></text:p>
      <text:p text:style-name="P1"><text:span text:style-name="T6"/></text:p>
      <text:p text:style-name="P1"><text:span text:style-name="T6">-- LEFT JOIN: Left table ki saari rows dikhata hai, matching right table rows ke saath</text:span></text:p>
      <text:p text:style-name="P1"><text:span text:style-name="T6">SELECT Employees.Name, Departments.DepartmentName</text:span></text:p>
      <text:p text:style-name="P1"><text:span text:style-name="T6">FROM Employees</text:span></text:p>
      <text:p text:style-name="P1"><text:span text:style-name="T6">LEFT JOIN Departments</text:span></text:p>
      <text:p text:style-name="P1"><text:span text:style-name="T6">ON Employees.DepartmentID = Departments.DepartmentID;</text:span></text:p>
      <text:p text:style-name="P1"><text:span text:style-name="T6"/></text:p>
      <text:p text:style-name="P1"><text:span text:style-name="T6">-- RIGHT JOIN: Right table ki saari rows dikhata hai, matching left table rows ke saath</text:span></text:p>
      <text:p text:style-name="P1"><text:span text:style-name="T6">SELECT Employees.Name, Departments.DepartmentName</text:span></text:p>
      <text:p text:style-name="P1"><text:span text:style-name="T6">FROM Employees</text:span></text:p>
      <text:p text:style-name="P1"><text:span text:style-name="T6">RIGHT JOIN Departments</text:span></text:p>
      <text:p text:style-name="P1"><text:span text:style-name="T6">ON Employees.DepartmentID = Departments.DepartmentID;</text:span></text:p>
      <text:p text:style-name="P1"><text:span text:style-name="T6"/></text:p>
      <text:p text:style-name="P1"><text:span text:style-name="T6">-- FULL OUTER JOIN: Dono tables ki saari rows dikhata hai, NULL agar match nahi ho</text:span></text:p>
      <text:p text:style-name="P1"><text:span text:style-name="T6">SELECT Employees.Name, Departments.DepartmentName</text:span></text:p>
      <text:p text:style-name="P1"><text:span text:style-name="T6">FROM Employees</text:span></text:p>
      <text:p text:style-name="P1"><text:span text:style-name="T6">FULL OUTER JOIN Departments</text:span></text:p>
      <text:p text:style-name="P1"><text:span text:style-name="T6">ON Employees.DepartmentID = Departments.DepartmentID;</text:span></text:p>
      <text:p text:style-name="P1"><text:span text:style-name="T6">```</text:span></text:p>
      <text:p text:style-name="P1"><text:span text:style-name="T6"/></text:p>
      <text:p text:style-name="P1"><text:span text:style-name="T6">### **Summary**:</text:span></text:p>
      <text:p text:style-name="P1"><text:span text:style-name="T6">- **INNER JOIN**: Sirf matching rows ko dikhata hai.</text:span></text:p>
      <text:p text:style-name="P1"><text:span text:style-name="T6">- **OUTER JOIN**: Non-matching rows ko bhi dikhata hai (NULL ke saath).</text:span></text:p>
      <text:p text:style-name="P1"><text:span text:style-name="T6"><text:s text:c="2"/>- **LEFT OUTER JOIN**: Left table ki saari rows dikhata hai.</text:span></text:p>
      <text:p text:style-name="P1"><text:span text:style-name="T6"><text:s text:c="2"/>- **RIGHT OUTER JOIN**: Right table ki saari rows dikhata hai.</text:span></text:p>
      <text:p text:style-name="P1"><text:span text:style-name="T6"><text:s text:c="2"/>- **FULL OUTER JOIN**: Dono tables ki saari rows dikhata hai.</text:span></text:p>
      <text:p text:style-name="P1"><text:span text:style-name="T7">### **Difference Between Unique Key and Primary Key**:</text:span></text:p>
      <text:p text:style-name="P1"><text:span text:style-name="T7"/></text:p>
      <text:p text:style-name="P1"><text:span text:style-name="T7">1. **Uniqueness**:</text:span></text:p>
      <text:p text:style-name="P1"><text:span text:style-name="T7"><text:s text:c="3"/>- **Primary Key**: Ek table mein **sirf ek primary key** hoti hai, jo ki **uniqueness** guarantee karti hai. Isme **NULL** values allowed nahi hoti.</text:span></text:p>
      <text:p text:style-name="P1"><text:span text:style-name="T7"><text:s text:c="3"/>- **Unique Key**: Unique key bhi **values ko unique** banati hai, lekin ek table mein **multiple unique keys** ho sakti hain. Isme **ek ya zyada NULL values** allow hoti hain (depending on the DBMS).</text:span></text:p>
      <text:p text:style-name="P1"><text:span text:style-name="T7"/></text:p>
      <text:p text:style-name="P1"><text:span text:style-name="T7">2. **NULL Values**:</text:span></text:p>
      <text:p text:style-name="P1"><text:span text:style-name="T7"><text:s text:c="3"/>- **Primary Key**: Primary key me **NULL** nahi hoti.</text:span></text:p>
      <text:p text:style-name="P1"><text:span text:style-name="T7"><text:s text:c="3"/>- **Unique Key**: Unique key me **ek ya zyada NULL values** allow hoti hain.</text:span></text:p>
      <text:p text:style-name="P1"><text:span text:style-name="T7"/></text:p>
      <text:p text:style-name="P1"><text:span text:style-name="T7">3. **Purpose**:</text:span></text:p>
      <text:p text:style-name="P1"><text:span text:style-name="T7"><text:s text:c="3"/>- **Primary Key**: Data ko uniquely identify karne ke liye use hoti hai. </text:span></text:p>
      <text:p text:style-name="P1"><text:span text:style-name="T7"><text:s text:c="3"/>- **Unique Key**: Table ke data ko ensure karne ke liye use hoti hai ki kisi column mein duplicate values na ho, lekin primary key ki tarah required nahi hoti.</text:span></text:p>
      <text:p text:style-name="P1"><text:span text:style-name="T7"/></text:p>
      <text:p text:style-name="P1"><text:span text:style-name="T7">4. **Indexing**:</text:span></text:p>
      <text:p text:style-name="P1"><text:span text:style-name="T7"><text:s text:c="3"/>- **Primary Key**: Automatically **clustered index** create hota hai (agar explicitly nahi diya gaya ho).</text:span></text:p>
      <text:p text:style-name="P1"><text:span text:style-name="T7"><text:s text:c="3"/>- **Unique Key**: **Non-clustered index** automatically create hota hai.</text:span></text:p>
      <text:p text:style-name="P1"><text:span text:style-name="T7"/></text:p>
      <text:p text:style-name="P1"><text:span text:style-name="T7">### **Example**:</text:span></text:p>
      <text:p text:style-name="P1"><text:span text:style-name="T7">```sql</text:span></text:p>
      <text:p text:style-name="P1"><text:span text:style-name="T7">-- Primary Key Example</text:span></text:p>
      <text:p text:style-name="P1"><text:span text:style-name="T7">CREATE TABLE Employees (</text:span></text:p>
      <text:p text:style-name="P1"><text:span text:style-name="T7"><text:s text:c="4"/>EmployeeID INT PRIMARY KEY,</text:span></text:p>
      <text:p text:style-name="P1"><text:span text:style-name="T7"><text:s text:c="4"/>Name VARCHAR(100)</text:span></text:p>
      <text:p text:style-name="P1"><text:span text:style-name="T7">);</text:span></text:p>
      <text:p text:style-name="P1"><text:span text:style-name="T7"/></text:p>
      <text:p text:style-name="P1"><text:span text:style-name="T7">-- Unique Key Example</text:span></text:p>
      <text:p text:style-name="P1"><text:span text:style-name="T7">CREATE TABLE Employees (</text:span></text:p>
      <text:p text:style-name="P1"><text:span text:style-name="T7"><text:s text:c="4"/>EmployeeID INT UNIQUE,</text:span></text:p>
      <text:p text:style-name="P1"><text:span text:style-name="T7"><text:s text:c="4"/>Email VARCHAR(100) UNIQUE,</text:span></text:p>
      <text:p text:style-name="P1"><text:span text:style-name="T7"><text:s text:c="4"/>Name VARCHAR(100)</text:span></text:p>
      <text:p text:style-name="P1"><text:span text:style-name="T7">);</text:span></text:p>
      <text:p text:style-name="P1"><text:span text:style-name="T7">```</text:span></text:p>
      <text:p text:style-name="P1"><text:span text:style-name="T7"/></text:p>
      <text:p text:style-name="P1"><text:span text:style-name="T7">### **Summary**:</text:span></text:p>
      <text:p text:style-name="P1"><text:span text:style-name="T7">- **Primary Key**: **Single**, **no NULLs**, unique identifier.</text:span></text:p>
      <text:p text:style-name="P1"><text:span text:style-name="T7">- **Unique Key**: **Multiple allowed**, **NULLs allowed**, ensures uniqueness but not an identifier.</text:span></text:p>
      <text:p text:style-name="P1"><text:span text:style-name="T7"/></text:p>
      <text:p text:style-name="P1"><text:span text:style-name="T7"/></text:p>
      <text:p text:style-name="P1"><text:span text:style-name="T7"/></text:p>
      <text:p text:style-name="P1"><text:span text:style-name="T7"/></text:p>
      <text:p text:style-name="P1"><text:span text:style-name="T7">### **1. How does GROUP BY work in SQL?**</text:span></text:p>
      <text:p text:style-name="P1"><text:span text:style-name="T7"/></text:p>
      <text:p text:style-name="P1"><text:span text:style-name="T7">- **GROUP BY** ka use SQL mein rows ko ek ya zyada columns ke basis par group karne ke liye hota hai. Ye tab use hota hai jab aapko aggregate functions (jaise SUM, COUNT, AVG) apply karni hoti hain ek group of rows par.</text:span></text:p>
      <text:p text:style-name="P1"><text:span text:style-name="T7">- **Example**:</text:span></text:p>
      <text:p text:style-name="P1"><text:span text:style-name="T7">```sql</text:span></text:p>
      <text:p text:style-name="P1"><text:span text:style-name="T7">SELECT Department, COUNT(*) </text:span></text:p>
      <text:p text:style-name="P1"><text:span text:style-name="T7">FROM Employees </text:span></text:p>
      <text:p text:style-name="P1"><text:span text:style-name="T7">GROUP BY Department;</text:span></text:p>
      <text:p text:style-name="P1"><text:span text:style-name="T7">```</text:span></text:p>
      <text:p text:style-name="P1"><text:span text:style-name="T7">- Is example mein, `GROUP BY` Employees ko unke department ke hisaab se group karega aur har department ka count dega.</text:span></text:p>
      <text:p text:style-name="P1"><text:span text:style-name="T7"/></text:p>
      <text:p text:style-name="P1"><text:span text:style-name="T7">---</text:span></text:p>
      <text:p text:style-name="P1"><text:span text:style-name="T7"/></text:p>
      <text:p text:style-name="P1"><text:span text:style-name="T7">### **2. What is the purpose of the ORDER BY clause?**</text:span></text:p>
      <text:p text:style-name="P1"><text:span text:style-name="T7"/></text:p>
      <text:p text:style-name="P1"><text:span text:style-name="T7">- **ORDER BY** clause ka use SQL mein rows ko ascending (default) ya descending order mein sort karne ke liye hota hai. Aap specify karte hain kaunse columns par sorting karni hai.</text:span></text:p>
      <text:p text:style-name="P1"><text:span text:style-name="T7">- **Example**:</text:span></text:p>
      <text:p text:style-name="P1"><text:span text:style-name="T7">```sql</text:span></text:p>
      <text:p text:style-name="P1"><text:span text:style-name="T7">SELECT Name, Salary </text:span></text:p>
      <text:p text:style-name="P1"><text:span text:style-name="T7">FROM Employees </text:span></text:p>
      <text:p text:style-name="P1"><text:span text:style-name="T7">ORDER BY Salary DESC;</text:span></text:p>
      <text:p text:style-name="P1"><text:span text:style-name="T7">```</text:span></text:p>
      <text:p text:style-name="P1"><text:span text:style-name="T7">- Is example mein, `ORDER BY` salary ko descending order mein sort karega.</text:span></text:p>
      <text:p text:style-name="P1"><text:span text:style-name="T7"/></text:p>
      <text:p text:style-name="P1"><text:span text:style-name="T7">---</text:span></text:p>
      <text:p text:style-name="P1"><text:span text:style-name="T7"/></text:p>
      <text:p text:style-name="P1"><text:span text:style-name="T7">### **3. What are aggregate functions in SQL? Give examples.**</text:span></text:p>
      <text:p text:style-name="P1"><text:span text:style-name="T7"/></text:p>
      <text:p text:style-name="P1"><text:span text:style-name="T7">- **Aggregate Functions** SQL mein wo functions hain jo multiple rows ko ek single value mein convert karte hain.</text:span></text:p>
      <text:p text:style-name="P1"><text:span text:style-name="T7">- **Common Aggregate Functions**:</text:span></text:p>
      <text:p text:style-name="P1"><text:span text:style-name="T7"><text:s text:c="2"/>- **COUNT()**: Rows ka count return karta hai.</text:span></text:p>
      <text:p text:style-name="P1"><text:span text:style-name="T7"><text:s text:c="2"/>- **SUM()**: Numeric values ka sum return karta hai.</text:span></text:p>
      <text:p text:style-name="P1"><text:span text:style-name="T7"><text:s text:c="2"/>- **AVG()**: Numeric values ka average return karta hai.</text:span></text:p>
      <text:p text:style-name="P1"><text:span text:style-name="T7"><text:s text:c="2"/>- **MIN()**: Minimum value return karta hai.</text:span></text:p>
      <text:p text:style-name="P1"><text:span text:style-name="T7"><text:s text:c="2"/>- **MAX()**: Maximum value return karta hai.</text:span></text:p>
      <text:p text:style-name="P1"><text:span text:style-name="T7"/></text:p>
      <text:p text:style-name="P1"><text:span text:style-name="T7">**Examples**:</text:span></text:p>
      <text:p text:style-name="P1"><text:span text:style-name="T7">```sql</text:span></text:p>
      <text:p text:style-name="P1"><text:span text:style-name="T7">SELECT COUNT(*) FROM Employees; -- Count of all employees</text:span></text:p>
      <text:p text:style-name="P1"><text:span text:style-name="T7">SELECT SUM(Salary) FROM Employees; -- Total salary of all employees</text:span></text:p>
      <text:p text:style-name="P1"><text:span text:style-name="T7">SELECT AVG(Salary) FROM Employees; -- Average salary of all employees</text:span></text:p>
      <text:p text:style-name="P1"><text:span text:style-name="T7">SELECT MIN(Salary) FROM Employees; -- Minimum salary</text:span></text:p>
      <text:p text:style-name="P1"><text:span text:style-name="T7">SELECT MAX(Salary) FROM Employees; -- Maximum salary</text:span></text:p>
      <text:p text:style-name="P1"><text:span text:style-name="T7">```</text:span></text:p>
      <text:p text:style-name="P1"><text:span text:style-name="T7"/></text:p>
      <text:p text:style-name="P1"><text:span text:style-name="T7">---</text:span></text:p>
      <text:p text:style-name="P1"><text:span text:style-name="T7"/></text:p>
      <text:p text:style-name="P1"><text:span text:style-name="T7">### **4. What is the difference between COUNT(*) and COUNT(column_name)?**</text:span></text:p>
      <text:p text:style-name="P1"><text:span text:style-name="T7"/></text:p>
      <text:p text:style-name="P1"><text:span text:style-name="T7">- **COUNT(*)**: Sabhi rows ka count karta hai, chahe wo NULL ho ya non-NULL.</text:span></text:p>
      <text:p text:style-name="P1"><text:span text:style-name="T7">- **COUNT(column_name)**: **Sirf non-NULL values** ka count karta hai us particular column mein.</text:span></text:p>
      <text:p text:style-name="P1"><text:span text:style-name="T7"/></text:p>
      <text:p text:style-name="P1"><text:span text:style-name="T7">**Example**:</text:span></text:p>
      <text:p text:style-name="P1"><text:span text:style-name="T7">```sql</text:span></text:p>
      <text:p text:style-name="P1"><text:span text:style-name="T7">SELECT COUNT(*) FROM Employees; -- Count of all rows (including NULLs)</text:span></text:p>
      <text:p text:style-name="P1"><text:span text:style-name="T7">SELECT COUNT(Salary) FROM Employees; -- Count of non-NULL salary values</text:span></text:p>
      <text:p text:style-name="P1"><text:span text:style-name="T7">```</text:span></text:p>
      <text:p text:style-name="P1"><text:span text:style-name="T7"/></text:p>
      <text:p text:style-name="P1"><text:span text:style-name="T7">---</text:span></text:p>
      <text:p text:style-name="P1"><text:span text:style-name="T7"/></text:p>
      <text:p text:style-name="P1"><text:span text:style-name="T7">### **5. What are subqueries? How are they different from JOINs?**</text:span></text:p>
      <text:p text:style-name="P1"><text:span text:style-name="T7"/></text:p>
      <text:p text:style-name="P1"><text:span text:style-name="T7">- **Subqueries**: Ye ek query hoti hai jo doosri query ke andar hoti hai. Subqueries ko `SELECT`, `INSERT`, `UPDATE`, ya `DELETE` statement ke andar use kiya ja sakta hai.</text:span></text:p>
      <text:p text:style-name="P1"><text:span text:style-name="T7"><text:s text:c="2"/>- **Example**:</text:span></text:p>
      <text:p text:style-name="P1"><text:span text:style-name="T7"><text:s text:c="2"/>```sql</text:span></text:p>
      <text:p text:style-name="P1"><text:span text:style-name="T7"><text:s text:c="2"/>SELECT Name FROM Employees </text:span></text:p>
      <text:p text:style-name="P1"><text:span text:style-name="T7"><text:s text:c="2"/>WHERE DepartmentID = (SELECT DepartmentID FROM Departments WHERE DepartmentName = 'Sales');</text:span></text:p>
      <text:p text:style-name="P1"><text:span text:style-name="T7"><text:s text:c="2"/>```</text:span></text:p>
      <text:p text:style-name="P1"><text:span text:style-name="T7"><text:s text:c="2"/>- Is example mein, ek query department ka ID search kar rahi hai aur doosri query employee ka name fetch kar rahi hai.</text:span></text:p>
      <text:p text:style-name="P1"><text:span text:style-name="T7"/></text:p>
      <text:p text:style-name="P1"><text:span text:style-name="T7">- **JOINs**: JOINs ka use tables ko combine karne ke liye hota hai jab aapko ek hi query mein multiple tables ke data ko fetch karna ho.</text:span></text:p>
      <text:p text:style-name="P1"><text:span text:style-name="T7"><text:s text:c="2"/>- **Example**:</text:span></text:p>
      <text:p text:style-name="P1"><text:span text:style-name="T7"><text:s text:c="2"/>```sql</text:span></text:p>
      <text:p text:style-name="P1"><text:span text:style-name="T7"><text:s text:c="2"/>SELECT Employees.Name, Departments.DepartmentName</text:span></text:p>
      <text:p text:style-name="P1"><text:span text:style-name="T7"><text:s text:c="2"/>FROM Employees</text:span></text:p>
      <text:p text:style-name="P1"><text:span text:style-name="T7"><text:s text:c="2"/>JOIN Departments ON Employees.DepartmentID = Departments.DepartmentID;</text:span></text:p>
      <text:p text:style-name="P1"><text:span text:style-name="T7"><text:s text:c="2"/>```</text:span></text:p>
      <text:p text:style-name="P1"><text:span text:style-name="T7"/></text:p>
      <text:p text:style-name="P1"><text:span text:style-name="T7">**Difference**:</text:span></text:p>
      <text:p text:style-name="P1"><text:span text:style-name="T7">- **Subqueries** ek query ke andar hoti hai aur doosri query se data fetch karte hain, jabki **JOINs** tables ko combine karne ke liye use hote hain. Subqueries ko multiple rows ya single value return karne ke liye use kiya ja sakta hai, lekin JOINs directly tables ko join karte hain.</text:span></text:p>
      <text:p text:style-name="P1"><text:span text:style-name="T7"/></text:p>
      <text:p text:style-name="P1"><text:span text:style-name="T7">--- </text:span></text:p>
      <text:p text:style-name="P1"><text:span text:style-name="T7"/></text:p>
      <text:p text:style-name="P1"><text:span text:style-name="T7">### **Summary**:</text:span></text:p>
      <text:p text:style-name="P1"><text:span text:style-name="T7">1. **GROUP BY**: Rows ko group karne ke liye, aggregate functions ko apply karne ke liye.</text:span></text:p>
      <text:p text:style-name="P1"><text:span text:style-name="T7">2. **ORDER BY**: Rows ko ascending ya descending order mein sort karne ke liye.</text:span></text:p>
      <text:p text:style-name="P1"><text:span text:style-name="T7">3. **Aggregate Functions**: Functions jo multiple rows ko ek value mein convert karte hain (COUNT, SUM, AVG, MIN, MAX).</text:span></text:p>
      <text:p text:style-name="P1"><text:span text:style-name="T7">4. **COUNT(*)**: Sabhi rows ka count, **COUNT(column_name)**: Non-NULL values ka count.</text:span></text:p>
      <text:p text:style-name="P1"><text:span text:style-name="T7">5. **Subqueries**: Queries jo doosri query ke andar hoti hain, **JOINs** tables ko combine karte hain.</text:span></text:p>
      <text:p text:style-name="P1"><text:span text:style-name="T7"/></text:p>
      <text:p text:style-name="P1"><text:span text:style-name="T7"/></text:p>
      <text:p text:style-name="P1"><text:span text:style-name="T7">### **What are Queries?**</text:span></text:p>
      <text:p text:style-name="P1"><text:span text:style-name="T7"/></text:p>
      <text:p text:style-name="P1"><text:span text:style-name="T7">- **Query** SQL mein ek request hoti hai jo database se data retrieve karne, modify karne, insert karne, ya delete karne ke liye hoti hai.</text:span></text:p>
      <text:p text:style-name="P1"><text:span text:style-name="T7">- SQL queries ko likhne ka main purpose hota hai data ko retrieve ya manipulate karna according to the user's requirements.</text:span></text:p>
      <text:p text:style-name="P1"><text:span text:style-name="T7"/></text:p>
      <text:p text:style-name="P1"><text:span text:style-name="T7">### **Types of Queries**:</text:span></text:p>
      <text:p text:style-name="P1"><text:span text:style-name="T7">1. **SELECT Query**: Data ko fetch karne ke liye use hota hai.</text:span></text:p>
      <text:p text:style-name="P1"><text:span text:style-name="T7"><text:s text:c="3"/>- **Example**: `SELECT * FROM Employees;`</text:span></text:p>
      <text:p text:style-name="P1"><text:span text:style-name="T7">2. **INSERT Query**: Naya data insert karne ke liye use hota hai.</text:span></text:p>
      <text:p text:style-name="P1"><text:span text:style-name="T7"><text:s text:c="3"/>- **Example**: `INSERT INTO Employees (Name, Salary) VALUES ('John Doe', 50000);`</text:span></text:p>
      <text:p text:style-name="P1"><text:span text:style-name="T7">3. **UPDATE Query**: Existing data ko modify karne ke liye use hota hai.</text:span></text:p>
      <text:p text:style-name="P1"><text:span text:style-name="T7"><text:s text:c="3"/>- **Example**: `UPDATE Employees SET Salary = 55000 WHERE EmployeeID = 1;`</text:span></text:p>
      <text:p text:style-name="P1"><text:span text:style-name="T7">4. **DELETE Query**: Data ko delete karne ke liye use hota hai.</text:span></text:p>
      <text:p text:style-name="P1"><text:span text:style-name="T7"><text:s text:c="3"/>- **Example**: `DELETE FROM Employees WHERE EmployeeID = 1;`</text:span></text:p>
      <text:p text:style-name="P1"><text:span text:style-name="T7"/></text:p>
      <text:p text:style-name="P1"><text:span text:style-name="T7">### **Summary**:</text:span></text:p>
      <text:p text:style-name="P1"><text:span text:style-name="T7">- **Query** SQL mein ek instruction hoti hai jo data ko retrieve ya manipulate karne ke liye execute ki jati hai. Queries ka use data ko fetch karne, insert karne, update karne, aur delete karne ke liye hota hai.</text:span><text:span text:style-name="T8"/></text:p>
      <text:p text:style-name="P1"><text:span text:style-name="T9"/></text:p>
      <text:p text:style-name="P1"><text:span text:style-name="T9"/></text:p>
      <text:p text:style-name="P1"><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